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4" style:family="table" style:master-page-name="">
      <style:table-properties style:width="9.4347in" fo:margin-left="0.3222in" fo:margin-top="0in" fo:margin-bottom="0in" style:page-number="auto" table:align="left" style:shadow="none" style:may-break-between-rows="true" style:writing-mode="lr-tb" table:border-model="collapsing"/>
    </style:style>
    <style:style style:name="Table4.A" style:family="table-column">
      <style:table-column-properties style:column-width="0.6903in"/>
    </style:style>
    <style:style style:name="Table4.B" style:family="table-column">
      <style:table-column-properties style:column-width="0.7424in"/>
    </style:style>
    <style:style style:name="Table4.C" style:family="table-column">
      <style:table-column-properties style:column-width="0.8917in"/>
    </style:style>
    <style:style style:name="Table4.D" style:family="table-column">
      <style:table-column-properties style:column-width="0.8854in"/>
    </style:style>
    <style:style style:name="Table4.G" style:family="table-column">
      <style:table-column-properties style:column-width="0.8924in"/>
    </style:style>
    <style:style style:name="Table4.K" style:family="table-column">
      <style:table-column-properties style:column-width="0.8868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4.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4.A12"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4.B12"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1" style:family="table" style:master-page-name="">
      <style:table-properties style:width="3.0014in" fo:margin-left="1.0993in" style:page-number="auto" table:align="left" style:shadow="none" style:may-break-between-rows="true" style:writing-mode="lr-tb" table:border-model="collapsing"/>
    </style:style>
    <style:style style:name="Table1.A" style:family="table-column">
      <style:table-column-properties style:column-width="0.7465in"/>
    </style:style>
    <style:style style:name="Table1.B" style:family="table-column">
      <style:table-column-properties style:column-width="2.2549in"/>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11" style:family="table-row">
      <style:table-row-properties fo:keep-together="auto"/>
    </style:style>
    <style:style style:name="Table1.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3.8736in" fo:margin-left="1.0993in" style:page-number="auto" table:align="left" style:shadow="none" style:may-break-between-rows="true" style:writing-mode="lr-tb" table:border-model="collapsing"/>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3.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master-page-name="">
      <style:table-properties style:width="4.3097in" fo:margin-left="1.0993in" style:page-number="auto" table:align="left" style:shadow="none" style:may-break-between-rows="true" style:writing-mode="lr-tb" table:border-model="collapsing"/>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2.1222in"/>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2.6" style:family="table-row">
      <style:table-row-properties fo:keep-together="auto"/>
    </style:style>
    <style:style style:name="Table2.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master-page-name="">
      <style:table-properties style:width="7.3764in" fo:margin-left="1.3576in" style:page-number="auto" table:align="left" style:shadow="none" style:may-break-between-rows="true" style:writing-mode="lr-tb" table:border-model="collapsing"/>
    </style:style>
    <style:style style:name="Table5.A" style:family="table-column">
      <style:table-column-properties style:column-width="0.8917in"/>
    </style:style>
    <style:style style:name="Table5.B" style:family="table-column">
      <style:table-column-properties style:column-width="3.4181in"/>
    </style:style>
    <style:style style:name="Table5.C" style:family="table-column">
      <style:table-column-properties style:column-width="3.0667in"/>
    </style:style>
    <style:style style:name="Table5.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5.A2" style:family="table-cell">
      <style:table-cell-properties fo:background-color="#eeeeee" fo:padding="0in" fo:border-left="none" fo:border-right="none" fo:border-top="none" fo:border-bottom="0.75pt solid #999999" style:writing-mode="page">
        <style:background-image/>
      </style:table-cell-properties>
    </style:style>
    <style:style style:name="Table5.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5.5" style:family="table-row">
      <style:table-row-properties fo:keep-together="auto"/>
    </style:style>
    <style:style style:name="Table5.7" style:family="table-row">
      <style:table-row-properties style:min-row-height="0.3806in"/>
    </style:style>
    <style:style style:name="Table5.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6" style:family="table" style:master-page-name="">
      <style:table-properties style:width="3.5611in" fo:margin-left="2.2299in" style:page-number="auto" table:align="left" style:shadow="none" style:may-break-between-rows="true" style:writing-mode="lr-tb" table:border-model="collapsing"/>
    </style:style>
    <style:style style:name="Table6.A" style:family="table-column">
      <style:table-column-properties style:column-width="1.4389in"/>
    </style:style>
    <style:style style:name="Table6.B" style:family="table-column">
      <style:table-column-properties style:column-width="2.1222in"/>
    </style:style>
    <style:style style:name="Table6.1" style:family="table-row">
      <style:table-row-properties style:min-row-height="0.4361in"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A5" style:family="table-cell">
      <style:table-cell-properties fo:background-color="transparent" fo:padding="0in" fo:border-left="none" fo:border-right="none" fo:border-top="none" fo:border-bottom="0.75pt solid #000000" style:writing-mode="page">
        <style:background-image/>
      </style:table-cell-properties>
    </style:style>
    <style:style style:name="Table6.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color="#ff0000"/>
    </style:style>
    <style:style style:name="P8" style:family="paragraph" style:parent-style-name="Standard">
      <style:text-properties officeooo:paragraph-rsid="00586a9b"/>
    </style:style>
    <style:style style:name="P9" style:family="paragraph" style:parent-style-name="List_20_Paragraph">
      <style:text-properties style:use-window-font-color="true" officeooo:paragraph-rsid="002bad20" fo:background-color="transparent"/>
    </style:style>
    <style:style style:name="P10"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1"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12" style:family="paragraph" style:parent-style-name="List_20_Paragraph">
      <style:text-properties fo:color="#ff0000"/>
    </style:style>
    <style:style style:name="P13" style:family="paragraph" style:parent-style-name="List_20_Paragraph">
      <style:text-properties fo:color="#ff0000" officeooo:rsid="00428ee4"/>
    </style:style>
    <style:style style:name="P14" style:family="paragraph" style:parent-style-name="List_20_Paragraph">
      <style:text-properties fo:color="#ff0000" officeooo:paragraph-rsid="00548f96"/>
    </style:style>
    <style:style style:name="P15" style:family="paragraph" style:parent-style-name="List_20_Paragraph">
      <style:paragraph-properties fo:margin-left="0in" fo:margin-right="0in" fo:text-indent="0in" style:auto-text-indent="false"/>
      <style:text-properties fo:color="#ff0000"/>
    </style:style>
    <style:style style:name="P16" style:family="paragraph" style:parent-style-name="List_20_Paragraph">
      <style:paragraph-properties fo:margin-left="0in" fo:margin-right="0in" fo:text-indent="0in" style:auto-text-indent="false"/>
      <style:text-properties fo:color="#ff0000" officeooo:paragraph-rsid="002b67af"/>
    </style:style>
    <style:style style:name="P17" style:family="paragraph" style:parent-style-name="Standard">
      <style:paragraph-properties fo:margin-left="0in" fo:margin-right="0in" fo:text-indent="0in" style:auto-text-indent="false"/>
      <style:text-properties fo:color="#ff0000" officeooo:paragraph-rsid="004241bb"/>
    </style:style>
    <style:style style:name="P18"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19"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20"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21"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2"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3" style:family="paragraph" style:parent-style-name="List_20_Paragraph" style:master-page-name="">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fo:color="#ff0000" officeooo:paragraph-rsid="00554e1c"/>
    </style:style>
    <style:style style:name="P24"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25"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26" style:family="paragraph" style:parent-style-name="Standard"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officeooo:paragraph-rsid="003e1b53"/>
    </style:style>
    <style:style style:name="P27"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28"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4241bb" fo:background-color="transparent" style:font-size-asian="11pt" style:font-size-complex="11pt"/>
    </style:style>
    <style:style style:name="P29"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30"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31"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32" style:family="paragraph" style:parent-style-name="List_20_Paragraph">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fo:background-color="transparent" style:writing-mode="lr-tb"/>
      <style:text-properties officeooo:rsid="0023d003" officeooo:paragraph-rsid="0023d003"/>
    </style:style>
    <style:style style:name="P33"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34" style:family="paragraph" style:parent-style-name="Text_20_body" style:master-page-name="">
      <loext:graphic-properties draw:fill="none"/>
      <style:paragraph-properties fo:margin-left="0.3118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paragraph-rsid="0053c2ee"/>
    </style:style>
    <style:style style:name="P35"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Frame_20_contents">
      <style:paragraph-properties fo:margin-top="0in" fo:margin-bottom="0in" loext:contextual-spacing="false"/>
      <style:text-properties fo:color="#000000" fo:font-size="9pt" style:font-size-asian="9pt" style:font-size-complex="9pt"/>
    </style:style>
    <style:style style:name="P37" style:family="paragraph" style:parent-style-name="Frame_20_contents">
      <style:paragraph-properties fo:margin-top="0in" fo:margin-bottom="0in" loext:contextual-spacing="false"/>
      <style:text-properties fo:color="#000000" fo:font-size="9pt" officeooo:paragraph-rsid="005eec5f" style:font-size-asian="9pt" style:font-size-complex="9pt"/>
    </style:style>
    <style:style style:name="P38" style:family="paragraph" style:parent-style-name="Frame_20_contents">
      <style:paragraph-properties fo:margin-top="0in" fo:margin-bottom="0in" loext:contextual-spacing="false"/>
      <style:text-properties fo:color="#000000" fo:font-size="9pt" officeooo:rsid="005eec5f" officeooo:paragraph-rsid="005eec5f" style:font-size-asian="9pt" style:font-size-complex="9pt"/>
    </style:style>
    <style:style style:name="P39" style:family="paragraph" style:parent-style-name="Frame_20_contents">
      <style:paragraph-properties fo:margin-top="0in" fo:margin-bottom="0in" loext:contextual-spacing="false"/>
      <style:text-properties fo:color="#000000" fo:font-size="9pt" officeooo:rsid="005eec5f" officeooo:paragraph-rsid="0060486a" style:font-size-asian="9pt" style:font-size-complex="9pt"/>
    </style:style>
    <style:style style:name="P40" style:family="paragraph" style:parent-style-name="Frame_20_contents">
      <style:paragraph-properties fo:margin-top="0in" fo:margin-bottom="0in" loext:contextual-spacing="false"/>
      <style:text-properties fo:color="#000000" fo:font-size="9pt" officeooo:rsid="0060486a" officeooo:paragraph-rsid="0060486a" style:font-size-asian="9pt" style:font-size-complex="9pt"/>
    </style:style>
    <style:style style:name="P41" style:family="paragraph" style:parent-style-name="Frame_20_contents">
      <style:paragraph-properties fo:margin-top="0in" fo:margin-bottom="0in" loext:contextual-spacing="false"/>
      <style:text-properties fo:color="#000000" fo:font-size="9pt" officeooo:paragraph-rsid="0060486a" style:font-size-asian="9pt" style:font-size-complex="9pt"/>
    </style:style>
    <style:style style:name="P42" style:family="paragraph" style:parent-style-name="Frame_20_contents">
      <style:paragraph-properties fo:margin-top="0in" fo:margin-bottom="0in" loext:contextual-spacing="false"/>
      <style:text-properties fo:color="#000000" fo:font-size="9pt" fo:font-weight="bold" officeooo:rsid="005eec5f" officeooo:paragraph-rsid="005eec5f" style:font-size-asian="9pt" style:font-weight-asian="bold" style:font-size-complex="9pt" style:font-weight-complex="bold"/>
    </style:style>
    <style:style style:name="P43" style:family="paragraph" style:parent-style-name="Frame_20_contents">
      <style:paragraph-properties fo:margin-top="0in" fo:margin-bottom="0in" loext:contextual-spacing="false"/>
      <style:text-properties fo:color="#000000" fo:font-size="9pt" fo:font-weight="bold" officeooo:rsid="0060486a" officeooo:paragraph-rsid="0060486a" style:font-size-asian="9pt" style:font-weight-asian="bold" style:font-size-complex="9pt" style:font-weight-complex="bold"/>
    </style:style>
    <style:style style:name="P44" style:family="paragraph" style:parent-style-name="Frame_20_contents">
      <style:paragraph-properties fo:margin-top="0in" fo:margin-bottom="0in" loext:contextual-spacing="false"/>
      <style:text-properties fo:color="#000000" fo:font-size="9pt" fo:font-weight="normal" officeooo:rsid="005eec5f" officeooo:paragraph-rsid="0060486a" style:font-size-asian="9pt" style:font-weight-asian="normal" style:font-size-complex="9pt" style:font-weight-complex="normal"/>
    </style:style>
    <style:style style:name="P45" style:family="paragraph" style:parent-style-name="Frame_20_contents">
      <style:paragraph-properties fo:margin-top="0in" fo:margin-bottom="0in" loext:contextual-spacing="false"/>
      <style:text-properties officeooo:paragraph-rsid="005eec5f"/>
    </style:style>
    <style:style style:name="P46" style:family="paragraph" style:parent-style-name="Frame_20_contents">
      <style:paragraph-properties fo:margin-top="0in" fo:margin-bottom="0in" loext:contextual-spacing="false"/>
      <style:text-properties officeooo:paragraph-rsid="0060486a"/>
    </style:style>
    <style:style style:name="P47" style:family="paragraph" style:parent-style-name="Heading_20_1" style:list-style-name="WWNum3"/>
    <style:style style:name="P48" style:family="paragraph" style:parent-style-name="Heading_20_1" style:list-style-name="WWNum3">
      <style:text-properties officeooo:paragraph-rsid="00317ecc"/>
    </style:style>
    <style:style style:name="P49" style:family="paragraph" style:parent-style-name="Heading_20_1">
      <style:text-properties officeooo:rsid="00466883" officeooo:paragraph-rsid="00466883"/>
    </style:style>
    <style:style style:name="P50" style:family="paragraph" style:parent-style-name="Heading_20_1" style:list-style-name="">
      <style:paragraph-properties fo:margin-left="0in" fo:margin-right="0in" fo:text-indent="0in" style:auto-text-indent="false"/>
    </style:style>
    <style:style style:name="P51" style:family="paragraph" style:parent-style-name="Heading_20_2" style:list-style-name="WWNum3"/>
    <style:style style:name="P52" style:family="paragraph" style:parent-style-name="Heading_20_2" style:list-style-name="WWNum3">
      <style:text-properties officeooo:paragraph-rsid="001bd766"/>
    </style:style>
    <style:style style:name="P53"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54" style:family="paragraph" style:parent-style-name="List_20_Paragraph" style:list-style-name="WWNum5"/>
    <style:style style:name="P55" style:family="paragraph" style:parent-style-name="List_20_Paragraph" style:list-style-name="WWNum5">
      <style:text-properties officeooo:paragraph-rsid="002e7470"/>
    </style:style>
    <style:style style:name="P56" style:family="paragraph" style:parent-style-name="List_20_Paragraph" style:list-style-name="WWNum5">
      <style:paragraph-properties fo:text-align="justify" style:justify-single-word="false"/>
    </style:style>
    <style:style style:name="P57" style:family="paragraph" style:parent-style-name="List_20_Paragraph">
      <style:paragraph-properties fo:text-align="justify" style:justify-single-word="false"/>
      <style:text-properties officeooo:paragraph-rsid="0040ebb5"/>
    </style:style>
    <style:style style:name="P58" style:family="paragraph" style:parent-style-name="List_20_Paragraph" style:list-style-name="WWNum5">
      <style:text-properties fo:color="#ff0000"/>
    </style:style>
    <style:style style:name="P59" style:family="paragraph" style:parent-style-name="List_20_Paragraph" style:list-style-name="WWNum5">
      <style:text-properties fo:color="#ff0000" officeooo:paragraph-rsid="002bad20"/>
    </style:style>
    <style:style style:name="P60" style:family="paragraph" style:parent-style-name="List_20_Paragraph" style:list-style-name="WWNum5">
      <style:text-properties fo:color="#ff0000" officeooo:paragraph-rsid="002b67af"/>
    </style:style>
    <style:style style:name="P61" style:family="paragraph" style:parent-style-name="List_20_Paragraph">
      <style:text-properties officeooo:paragraph-rsid="002e7470"/>
    </style:style>
    <style:style style:name="P62" style:family="paragraph" style:parent-style-name="List_20_Paragraph">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fo:background-color="transparent" style:font-size-asian="11pt" style:font-size-complex="11pt"/>
    </style:style>
    <style:style style:name="P63" style:family="paragraph" style:parent-style-name="List_20_Paragraph" style:master-page-name="">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style>
    <style:style style:name="P64"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941b" officeooo:paragraph-rsid="0042941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65" style:family="paragraph" style:parent-style-name="Standard" style:master-page-name="Standard">
      <loext:graphic-properties draw:fill="none"/>
      <style:paragraph-properties fo:margin-left="0in" fo:margin-right="-0.1866in" fo:margin-top="0in" fo:margin-bottom="0.139in" loext:contextual-spacing="false" fo:line-height="115%" fo:text-align="center" style:justify-single-word="false" fo:orphans="2" fo:widows="2" fo:text-indent="0in" style:auto-text-indent="false" style:page-number="auto" fo:background-color="transparent" style:writing-mode="lr-tb"/>
    </style:style>
    <style:style style:name="P6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text-properties officeooo:paragraph-rsid="00586a9b"/>
    </style:style>
    <style:style style:name="P69" style:family="paragraph" style:parent-style-name="Standard">
      <style:text-properties officeooo:rsid="00631b2a" officeooo:paragraph-rsid="00631b2a"/>
    </style:style>
    <style:style style:name="P70"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5dd488"/>
    </style:style>
    <style:style style:name="P71" style:family="paragraph" style:parent-style-name="Standard" style:master-page-name="">
      <loext:graphic-properties draw:fill="none"/>
      <style:paragraph-properties fo:margin-left="0.4366in" fo:margin-right="0.1252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5d9f7b"/>
    </style:style>
    <style:style style:name="P72" style:family="paragraph" style:parent-style-name="Standard">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Standard">
      <loext:graphic-properties draw:fill="none"/>
      <style:paragraph-properties fo:margin-left="0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060e1"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17ecc"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41bb"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4241bb"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bdf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2ba4e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4241b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317ec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486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486a" officeooo:paragraph-rsid="0060486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paragraph-rsid="004241bb"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4241bb" officeooo:paragraph-rsid="004241bb"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317ecc" officeooo:paragraph-rsid="00317ecc" style:font-size-asian="12pt" style:font-style-asian="normal" style:font-weight-asian="bold" style:font-size-complex="12pt" style:font-style-complex="normal" style:font-weight-complex="bold" style:text-overline-style="none" style:text-overline-color="font-color"/>
    </style:style>
    <style:style style:name="P96"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style:use-window-font-color="true" style:font-name="Calibiri" fo:font-size="11pt" officeooo:rsid="003e1b53" fo:background-color="transparent" loext:char-shading-value="0" style:font-size-asian="11pt" style:font-size-complex="11pt"/>
    </style:style>
    <style:style style:name="T20" style:family="text">
      <style:text-properties officeooo:rsid="00317ecc"/>
    </style:style>
    <style:style style:name="T21" style:family="text">
      <style:text-properties officeooo:rsid="0032bfa2"/>
    </style:style>
    <style:style style:name="T22" style:family="text">
      <style:text-properties officeooo:rsid="003532d1"/>
    </style:style>
    <style:style style:name="T23" style:family="text">
      <style:text-properties officeooo:rsid="0036ad6f"/>
    </style:style>
    <style:style style:name="T24" style:family="text">
      <style:text-properties officeooo:rsid="0038283e"/>
    </style:style>
    <style:style style:name="T25" style:family="text">
      <style:text-properties officeooo:rsid="003b22c6"/>
    </style:style>
    <style:style style:name="T26" style:family="text">
      <style:text-properties officeooo:rsid="003e1b53"/>
    </style:style>
    <style:style style:name="T27" style:family="text">
      <style:text-properties officeooo:rsid="003f5bb3"/>
    </style:style>
    <style:style style:name="T28" style:family="text">
      <style:text-properties fo:font-weight="bold" officeooo:rsid="002ba4eb" style:font-weight-asian="bold" style:font-weight-complex="bold"/>
    </style:style>
    <style:style style:name="T29" style:family="text">
      <style:text-properties fo:font-weight="bold" officeooo:rsid="004241bb" style:font-weight-asian="bold" style:font-weight-complex="bold"/>
    </style:style>
    <style:style style:name="T30" style:family="text">
      <style:text-properties officeooo:rsid="0042941b"/>
    </style:style>
    <style:style style:name="T31" style:family="text">
      <style:text-properties officeooo:rsid="0053c2ee"/>
    </style:style>
    <style:style style:name="T32" style:family="text">
      <style:text-properties officeooo:rsid="005789e4"/>
    </style:style>
    <style:style style:name="T33" style:family="text">
      <style:text-properties fo:color="#000000"/>
    </style:style>
    <style:style style:name="T34" style:family="text">
      <style:text-properties fo:color="#000000" style:font-name="Courier New" fo:font-size="9pt" officeooo:rsid="005eec5f" style:font-size-asian="9pt" style:font-name-complex="Courier New2" style:font-size-complex="9pt"/>
    </style:style>
    <style:style style:name="T35" style:family="text">
      <style:text-properties fo:color="#000000" officeooo:rsid="006241c2"/>
    </style:style>
    <style:style style:name="T36" style:family="text">
      <style:text-properties fo:color="#000000" officeooo:rsid="0062967b"/>
    </style:style>
    <style:style style:name="T37" style:family="text">
      <style:text-properties fo:color="#000000" officeooo:rsid="00631b2a"/>
    </style:style>
    <style:style style:name="T38" style:family="text">
      <style:text-properties fo:color="#000000" officeooo:rsid="00639d4f"/>
    </style:style>
    <style:style style:name="T39" style:family="text">
      <style:text-properties officeooo:rsid="005c33d9"/>
    </style:style>
    <style:style style:name="T40" style:family="text">
      <style:text-properties officeooo:rsid="005d1e18"/>
    </style:style>
    <style:style style:name="T41" style:family="text">
      <style:text-properties officeooo:rsid="005d3fff"/>
    </style:style>
    <style:style style:name="T42" style:family="text">
      <style:text-properties officeooo:rsid="005d9f7b"/>
    </style:style>
    <style:style style:name="T43" style:family="text">
      <style:text-properties officeooo:rsid="005dd488"/>
    </style:style>
    <style:style style:name="T44" style:family="text">
      <style:text-properties officeooo:rsid="005dfb4c"/>
    </style:style>
    <style:style style:name="T45" style:family="text">
      <style:text-properties officeooo:rsid="005eec5f"/>
    </style:style>
    <style:style style:name="T46" style:family="text">
      <style:text-properties officeooo:rsid="0023d003"/>
    </style:style>
    <style:style style:name="T47" style:family="text">
      <style:text-properties style:font-name="Courier New" style:font-name-complex="Courier New2"/>
    </style:style>
    <style:style style:name="T48" style:family="text">
      <style:text-properties style:font-name="Courier New" officeooo:rsid="005eec5f" style:font-name-complex="Courier New2"/>
    </style:style>
    <style:style style:name="T49" style:family="text">
      <style:text-properties style:font-name="Courier New" officeooo:rsid="0060486a" style:font-name-complex="Courier New2"/>
    </style:style>
    <style:style style:name="T50" style:family="text">
      <style:text-properties officeooo:rsid="0060486a"/>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50"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3866674341" text:style-name="WWNum3">
        <text:list-item>
          <text:h text:style-name="P47" text:outline-level="1"><text:bookmark-start text:name="_Toc20306349"/><text:soft-page-break/>Parallel and Distributed Systems<text:bookmark-end text:name="_Toc20306349"/></text:h>
          <text:list>
            <text:list-item>
              <text:h text:style-name="P51" text:outline-level="2"><text:bookmark-start text:name="_Toc20306350"/>Answer of First Question<text:bookmark-end text:name="_Toc20306350"/></text:h>
            </text:list-item>
          </text:list>
        </text:list-item>
      </text:list>
      <text:p text:style-name="P71"><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span text:style-name="T42">We can create thread using</text:span><text:span text:style-name="T41"> </text:span><text:span text:style-name="T42">p</text:span><text:span text:style-name="T41">thread create() </text:span><text:span text:style-name="T42">in c which</text:span><text:span text:style-name="T41"> </text:span><text:span text:style-name="T42">excutes thread concurently</text:span><text:span text:style-name="T41"> and there's no set ordering on their order of execution. The order depends on the scheduling of the OS and the number of available processors, etc.⠀</text:span></text:p>
      <text:list xml:id="list110102430461604" text:continue-numbering="true" text:style-name="WWNum3">
        <text:list-item>
          <text:list>
            <text:list-item>
              <text:h text:style-name="P52" text:outline-level="2"><text:bookmark-start text:name="_Toc20306351"/>Answer of Second Ques<text:bookmark text:name="_GoBack"/>tion<text:bookmark-end text:name="_Toc20306351"/></text:h>
            </text:list-item>
          </text:list>
        </text:list-item>
      </text:list>
      <text:p text:style-name="P19"><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1"><text:s/><text:tab/>Co-operative: Unlike Primitive there is no scheduler in this scheduling policy. Each process is incharge of how long it runs for. The process holds the CPU until it gets terminated or reaches the waiting state.</text:p>
      <text:p text:style-name="P18"><text:span text:style-name="T13"><text:tab/> Primitive Scheduling is preferabale over Co-operative beacause it is more flexible </text:span><text:span text:style-name="T14">and</text:span><text:span text:style-name="T13"> CPU utilization is more efficient in primitiv</text:span><text:span text:style-name="T23">e </text:span><text:span text:style-name="T13">and all the processes will use CPU equally.</text:span></text:p>
      <text:list xml:id="list110101812119809" text:continue-numbering="true" text:style-name="WWNum3">
        <text:list-item>
          <text:list>
            <text:list-item>
              <text:h text:style-name="P51" text:outline-level="2"><text:bookmark-start text:name="_Toc20306352"/>Answer of Third Question<text:bookmark-end text:name="_Toc20306352"/></text:h>
            </text:list-item>
          </text:list>
        </text:list-item>
      </text:list>
      <text:p text:style-name="P22"><text:span text:style-name="T22"><text:tab/></text:span><text:span text:style-name="T24">I</text:span><text:span text:style-name="T22">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2">So it is not the first choice in today’s organizations.</text:span></text:p>
      <text:p text:style-name="P20"><text:tab/>A distributed system doesn't have a single central owner. Users have equal access to data in a distributed system, while user rights can be allowed when required. The internet itself is the best example of a large, interconnected web.The distributed <text:soft-page-break/>framework helps users to share the data's ownership. Hardware and software resources are often spread between users, which can increase device efficiency in some situations. A distributed system is safe against the individual failure of components, which can greatly increase its uptime. Distributed systems are the obvious option for many organizations, with growing security, data storage, and privacy issues, and the constant need to enhance performance.</text:p>
      <text:list xml:id="list110102927225005" text:continue-numbering="true" text:style-name="WWNum3">
        <text:list-item>
          <text:list>
            <text:list-item>
              <text:h text:style-name="P51" text:outline-level="2"><text:bookmark-start text:name="_Toc20306353"/>Answer of Fourth Question<text:bookmark-end text:name="_Toc20306353"/></text:h>
            </text:list-item>
          </text:list>
        </text:list-item>
      </text:list>
      <text:p text:style-name="P33"><text:tab/><text:tab/><text:span text:style-name="T23">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10102021544489" text:continue-numbering="true" text:style-name="WWNum3">
        <text:list-item>
          <text:list>
            <text:list-item>
              <text:h text:style-name="P51" text:outline-level="2"><text:bookmark-start text:name="_Toc20306354"/>Answer of Fifth Question<text:bookmark-end text:name="_Toc20306354"/></text:h>
            </text:list-item>
          </text:list>
        </text:list-item>
      </text:list>
      <text:p text:style-name="P15"><text:tab/>Include your code using a text file in the submitted zipped file under name Task1.5</text:p>
      <text:p text:style-name="P8"><text:tab/>B=A+C------<text:span text:style-name="T32">1</text:span></text:p>
      <text:p text:style-name="P8"><text:tab/>B=C+D-----<text:span text:style-name="T32">2</text:span></text:p>
      <text:p text:style-name="P8"><text:tab/>C=B+D-----<text:span text:style-name="T32">3</text:span></text:p>
      <text:p text:style-name="P8"><text:tab/><text:span text:style-name="T32">B in equation 1 and 2 has output dependency.</text:span></text:p>
      <text:p text:style-name="P8"><text:tab/><text:span text:style-name="T32">B in equation 2 and 3 has flow dependency.</text:span></text:p>
      <text:p text:style-name="P8"><text:span text:style-name="T7"><text:tab/></text:span><text:span text:style-name="T33">C in equation 2 and 3 has anti dependency.</text:span></text:p>
      <text:p text:style-name="P8"><text:span text:style-name="T33"><text:tab/></text:span><text:span text:style-name="T35">We can remove output </text:span><text:span text:style-name="T36">and anti </text:span><text:span text:style-name="T35">dependency using scratch variable</text:span></text:p>
      <text:p text:style-name="P8"><text:span text:style-name="T35"><text:tab/>Btemp = A+C</text:span><text:span text:style-name="T37">temp</text:span></text:p>
      <text:p text:style-name="P8"><text:span text:style-name="T35"><text:tab/>B = C</text:span><text:span text:style-name="T37">temp</text:span><text:span text:style-name="T35">+D</text:span></text:p>
      <text:p text:style-name="P8"><text:span text:style-name="T35"><text:tab/>C = Btemp + D</text:span></text:p>
      <text:list xml:id="list110102111647517" text:continue-numbering="true" text:style-name="WWNum3">
        <text:list-item>
          <text:list>
            <text:list-item>
              <text:h text:style-name="P51" text:outline-level="2"><text:bookmark-start text:name="_Toc20306355"/><text:soft-page-break/><text:span text:style-name="T32">Answer of Sixth Question</text:span><text:bookmark-end text:name="_Toc20306355"/><text:span text:style-name="T32"> </text:span></text:h>
            </text:list-item>
          </text:list>
        </text:list-item>
      </text:list>
      <text:p text:style-name="P70"><text:span text:style-name="T39"><text:tab/></text:span><text:span text:style-name="T43">The output of the first program is </text:span><text:span text:style-name="T44">117229 and second is 500000. </text:span><text:span text:style-name="T39">According to my hypothesis, Since the </text:span><text:span text:style-name="T40">second program has </text:span><text:span text:style-name="T43">pthread_join() function is in a same for loop as pthread_create() </text:span><text:span text:style-name="T44">parallell processing in the program</text:span><text:span text:style-name="T43"> will not </text:span><text:span text:style-name="T44">be</text:span><text:span text:style-name="T43"> obtain</text:span><text:span text:style-name="T44">ed.</text:span></text:p>
      <text:p text:style-name="Standard"/>
      <text:list xml:id="list110102237317428" text:continue-numbering="true" text:style-name="WWNum3">
        <text:list-item>
          <text:h text:style-name="P47" text:outline-level="1"><text:bookmark-start text:name="_Toc20306356"/>Applications of Matrix Multiplication and Password Cracking using HPC-based CPU system<text:bookmark-end text:name="_Toc20306356"/></text:h>
          <text:list>
            <text:list-item>
              <text:h text:style-name="P51" text:outline-level="2"><text:bookmark-start text:name="_Toc20306357"/>Single Thread Matrix Multiplication<text:bookmark-end text:name="_Toc20306357"/></text:h>
            </text:list-item>
          </text:list>
        </text:list-item>
      </text:list>
      <text:list xml:id="list1766860378" text:style-name="WWNum5">
        <text:list-item>
          <text:p text:style-name="P54">The analysis of the algorithm’s complexity. (1 mark)</text:p>
        </text:list-item>
        <text:list-item>
          <text:p text:style-name="P56">Suggest at least three different ways to speed up the matrix multiplication algorithm given here. (Pay special attention to the utilisation of cache memory to achieve the intended speed up). (1 marks)</text:p>
        </text:list-item>
      </text:list>
      <text:p text:style-name="P63"><text:span text:style-name="T46">1. </text:span><text:span text:style-name="T45">using single loop</text:span></text:p>
      <text:p text:style-name="P32">2. <text:span text:style-name="T45">using two loop</text:span></text:p>
      <text:p text:style-name="P32">3. <text:span text:style-name="T45">row swap</text:span></text:p>
      <text:list xml:id="list110102275163387" text:continue-numbering="true" text:style-name="WWNum5">
        <text:list-item>
          <text:p text:style-name="P56">Write your improved algorithms as pseudo-codes using any editor. Also, provide reasoning as to why you think the suggested algorithm is an improvement over the given algorithm. (1 marks)</text:p>
        </text:list-item>
      </text:list>
      <text:p text:style-name="List_20_Paragraph"/>
      <text:p text:style-name="P57"><draw:custom-shape text:anchor-type="paragraph" draw:z-index="0" draw:name="Text Box 2" draw:style-name="gr1" draw:text-style-name="P96" svg:width="10.8335in" svg:height="5.0642in" svg:x="0.4661in" svg:y="-0.148in"><text:p text:style-name="P42"><text:span text:style-name="T47">1. row swap:</text:span></text:p><text:p text:style-name="P45"><text:span text:style-name="T34">a. assign int a[x][x], b[x][x], c[x][x]</text:span></text:p><text:p text:style-name="P38"><text:span text:style-name="T47">b. Take value of x from user</text:span></text:p><text:p text:style-name="P38"><text:span text:style-name="T47">c. Assign matrix1 and matrix2 as random value</text:span></text:p><text:p text:style-name="P37"><text:span text:style-name="T48">d. </text:span><text:span text:style-name="T47">for (i = 0; i &lt; Value; i++)</text:span></text:p><text:p text:style-name="P37"><text:span text:style-name="T47"><text:tab/>{</text:span></text:p><text:p text:style-name="P37"><text:span text:style-name="T47"><text:tab/>for (k = 0; k &lt; Value; k++)</text:span></text:p><text:p text:style-name="P37"><text:span text:style-name="T47"><text:tab/><text:tab/>{</text:span></text:p><text:p text:style-name="P37"><text:span text:style-name="T47"><text:tab/><text:tab/><text:tab/>c[i][j] = 0;</text:span></text:p><text:p text:style-name="P36"><text:span text:style-name="T47"><text:tab/><text:tab/><text:tab/>{</text:span></text:p><text:p text:style-name="P36"><text:span text:style-name="T47"><text:tab/><text:tab/><text:tab/><text:tab/>for (j = 0; j &lt; Value; j++)</text:span></text:p><text:p text:style-name="P36"><text:span text:style-name="T47"><text:tab/><text:tab/><text:tab/><text:tab/><text:tab/>c[i][j] = c[i][j] + a[i][k] * b[k][j];</text:span></text:p><text:p text:style-name="P36"><text:span text:style-name="T47"><text:tab/><text:tab/><text:tab/>}</text:span></text:p><text:p text:style-name="P36"><text:span text:style-name="T47"><text:tab/><text:tab/>}</text:span></text:p><text:p text:style-name="P36"><text:span text:style-name="T47"><text:tab/>}</text:span></text:p><text:p text:style-name="P38"><text:span text:style-name="T49">e. </text:span><text:span text:style-name="T47">calculate </text:span><text:span text:style-name="T49">Time </text:span><text:span text:style-name="T47">difference</text:span></text:p><text:p text:style-name="P38"><text:span text:style-name="T47"/></text:p><text:p text:style-name="P43"><text:span text:style-name="T47">2. single loop:</text:span></text:p><text:p text:style-name="P46"><text:span text:style-name="T34">a. assign int a[x][x], b[x][x], c[x][x]</text:span></text:p><text:p text:style-name="P39"><text:span text:style-name="T47">b. Take value of x from user</text:span></text:p><text:p text:style-name="P39"><text:span text:style-name="T47">c. Assign matrix1 and matrix2 as random value</text:span></text:p><text:p text:style-name="P41"><text:span text:style-name="T48">d. </text:span><text:span text:style-name="T47"><text:tab/></text:span></text:p><text:p text:style-name="P44"><text:span text:style-name="T49">e. </text:span><text:span text:style-name="T47">calculate </text:span><text:span text:style-name="T49">Time </text:span><text:span text:style-name="T47">difference</text:span></text:p><text:p text:style-name="P40"><text:span text:style-name="T47"/></text:p><text:p text:style-name="P43"><text:span text:style-name="T47">3. two loop:</text:span></text:p><text:p text:style-name="P46"><text:span text:style-name="T34">a. assign int a[x][x], b[x][x], c[x][x]</text:span></text:p><text:p text:style-name="P39"><text:span text:style-name="T47">b. Take value of x from user</text:span></text:p><text:p text:style-name="P39"><text:span text:style-name="T47">c. Assign matrix1 and matrix2 as random value</text:span></text:p><text:p text:style-name="P41"><text:span text:style-name="T48">d. </text:span></text:p><text:p text:style-name="P44"><text:span text:style-name="T49">e. </text:span><text:span text:style-name="T47">calculate </text:span><text:span text:style-name="T49">Time </text:span><text:span text:style-name="T47">differ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List_20_Paragraph"/>
      <text:p text:style-name="P5">Include your code using a text file in the submitted zipped file under name Task2.1</text:p>
      <text:list xml:id="list110101525847342" text:continue-numbering="true" text:style-name="WWNum5">
        <text:list-item>
          <text:p text:style-name="P55">Measure the timing performance of these implemented algorithms. Record your observations. (Remember to use large values of <text:s text:c="3"/>N, M and P – the matrix dimensions when doing this task). (1 marks)</text:p>
        </text:list-item>
      </text:list>
      <text:p text:style-name="P61"/>
      <text:p text:style-name="P61"/>
      <text:p text:style-name="P61"/>
      <text:p text:style-name="P61"/>
      <table:table table:name="Table6" table:style-name="Table6" table:template-name="Academic">
        <table:table-column table:style-name="Table6.A"/>
        <table:table-column table:style-name="Table6.B"/>
        <text:soft-page-break/>
        <table:table-row table:style-name="Table6.1">
          <table:table-cell table:style-name="Table6.A1" office:value-type="string">
            <text:p text:style-name="P88"><text:s text:c="3"/><text:span text:style-name="T50">Algorithms</text:span></text:p>
          </table:table-cell>
          <table:table-cell table:style-name="Table6.A1" office:value-type="string">
            <text:p text:style-name="P88"><text:s/><text:span text:style-name="T50">Time (sec)</text:span></text:p>
          </table:table-cell>
        </table:table-row>
        <table:table-row>
          <table:table-cell table:style-name="Table6.A2" office:value-type="string">
            <text:p text:style-name="P89"><text:span text:style-name="T50"><text:s text:c="2"/>Given Loop </text:span></text:p>
          </table:table-cell>
          <table:table-cell table:style-name="Table6.B2" office:value-type="float" office:value="0">
            <text:p text:style-name="P88"><text:s/></text:p>
          </table:table-cell>
        </table:table-row>
        <table:table-row table:style-name="Table6.3">
          <table:table-cell table:style-name="Table6.A2" office:value-type="string">
            <text:p text:style-name="P89"><text:span text:style-name="T50"><text:s text:c="2"/>Row swap</text:span></text:p>
          </table:table-cell>
          <table:table-cell table:style-name="Table6.B2" office:value-type="float" office:value="0">
            <text:p text:style-name="P88"><text:s/></text:p>
          </table:table-cell>
        </table:table-row>
        <table:table-row table:style-name="Table6.4">
          <table:table-cell table:style-name="Table6.A2" office:value-type="string">
            <text:p text:style-name="P89"><text:span text:style-name="T50"><text:s text:c="2"/>Single Loop</text:span></text:p>
          </table:table-cell>
          <table:table-cell table:style-name="Table6.B2">
            <text:p text:style-name="P88"/>
          </table:table-cell>
        </table:table-row>
        <table:table-row>
          <table:table-cell table:style-name="Table6.A5" office:value-type="string">
            <text:p text:style-name="P90"><text:s text:c="2"/>Double Loop</text:p>
          </table:table-cell>
          <table:table-cell table:style-name="Table6.B5">
            <text:p text:style-name="P88"/>
          </table:table-cell>
        </table:table-row>
      </table:table>
      <text:p text:style-name="P61"/>
      <text:list xml:id="list110101994981664" text:continue-numbering="true" text:style-name="WWNum5">
        <text:list-item>
          <text:p text:style-name="P58">Insert a paragraph that hypothesises how long it would take to run the original and improved algorithms. Include your calculations.</text:p>
        </text:list-item>
        <text:list-item>
          <text:p text:style-name="P58">Explain your results of running time.</text:p>
        </text:list-item>
      </text:list>
      <text:list xml:id="list110102032851221" text:continue-list="list110102237317428" text:style-name="WWNum3">
        <text:list-item>
          <text:list>
            <text:list-item>
              <text:h text:style-name="P51" text:outline-level="2"><text:bookmark-start text:name="_Toc20306358"/>Multithreaded Matrix Multiplication<text:bookmark-end text:name="_Toc20306358"/></text:h>
            </text:list-item>
          </text:list>
        </text:list-item>
      </text:list>
      <text:list xml:id="list110101832467439" text:continue-list="list110101994981664" text:style-name="WWNum5">
        <text:list-item>
          <text:p text:style-name="P58">Include your code using a text file in the submitted zipped file under name Task2.2</text:p>
        </text:list-item>
        <text:list-item>
          <text:p text:style-name="P58">Insert a table that has columns containing running times for the original program and your multithread version. Mean running times should be included at the bottom of the columns.</text:p>
        </text:list-item>
      </text:list>
      <text:p text:style-name="P14"/>
      <table:table table:name="Table4" table:style-name="Table4" table:template-name="Elegant">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column table:style-name="Table4.D"/>
        <table:table-column table:style-name="Table4.C" table:number-columns-repeated="2"/>
        <table:table-column table:style-name="Table4.K"/>
        <table:table-row table:style-name="Table4.1">
          <table:table-cell table:style-name="Table4.A1" office:value-type="string">
            <text:p text:style-name="P72">S/N</text:p>
          </table:table-cell>
          <table:table-cell table:style-name="Table4.A1" office:value-type="string">
            <text:p text:style-name="P66">For 2</text:p>
          </table:table-cell>
          <table:table-cell table:style-name="Table4.A1" office:value-type="string">
            <text:p text:style-name="P66">For 4</text:p>
          </table:table-cell>
          <table:table-cell table:style-name="Table4.A1" office:value-type="string">
            <text:p text:style-name="P66">For 6</text:p>
          </table:table-cell>
          <table:table-cell table:style-name="Table4.A1" office:value-type="string">
            <text:p text:style-name="P66">For 8</text:p>
          </table:table-cell>
          <table:table-cell table:style-name="Table4.A1" office:value-type="string">
            <text:p text:style-name="P66">For 10</text:p>
          </table:table-cell>
          <table:table-cell table:style-name="Table4.A1" office:value-type="string">
            <text:p text:style-name="P66">For 12</text:p>
          </table:table-cell>
          <table:table-cell table:style-name="Table4.A1" office:value-type="string">
            <text:p text:style-name="P66">For 14</text:p>
          </table:table-cell>
          <table:table-cell table:style-name="Table4.A1" office:value-type="string">
            <text:p text:style-name="P66">For 16</text:p>
          </table:table-cell>
          <table:table-cell table:style-name="Table4.A1" office:value-type="string">
            <text:p text:style-name="P66">For 18</text:p>
          </table:table-cell>
          <table:table-cell table:style-name="Table4.A1" office:value-type="string">
            <text:p text:style-name="P66">For 20</text:p>
          </table:table-cell>
        </table:table-row>
        <table:table-row table:style-name="Table4.1">
          <table:table-cell table:style-name="Table4.A2" office:value-type="string">
            <text:p text:style-name="P73">1</text:p>
          </table:table-cell>
          <table:table-cell table:style-name="Table4.B2" office:value-type="float" office:value="8.64">
            <text:p text:style-name="P67">8.64</text:p>
          </table:table-cell>
          <table:table-cell table:style-name="Table4.B2" office:value-type="float" office:value="7.27">
            <text:p text:style-name="P67">7.27</text:p>
          </table:table-cell>
          <table:table-cell table:style-name="Table4.B2" office:value-type="float" office:value="6.52">
            <text:p text:style-name="P67">6.52</text:p>
          </table:table-cell>
          <table:table-cell table:style-name="Table4.B2" office:value-type="float" office:value="5.74">
            <text:p text:style-name="P67">5.74</text:p>
          </table:table-cell>
          <table:table-cell table:style-name="Table4.B2" office:value-type="float" office:value="5.89">
            <text:p text:style-name="P67">5.89</text:p>
          </table:table-cell>
          <table:table-cell table:style-name="Table4.B2" office:value-type="float" office:value="5.87">
            <text:p text:style-name="P67">5.87</text:p>
          </table:table-cell>
          <table:table-cell table:style-name="Table4.B2" office:value-type="float" office:value="5.52">
            <text:p text:style-name="P67">5.52</text:p>
          </table:table-cell>
          <table:table-cell table:style-name="Table4.B2" office:value-type="float" office:value="6.08">
            <text:p text:style-name="P67">6.08</text:p>
          </table:table-cell>
          <table:table-cell table:style-name="Table4.B2" office:value-type="float" office:value="6.08">
            <text:p text:style-name="P67">6.08</text:p>
          </table:table-cell>
          <table:table-cell table:style-name="Table4.B2" office:value-type="float" office:value="6.11">
            <text:p text:style-name="P67">6.11</text:p>
          </table:table-cell>
        </table:table-row>
        <table:table-row table:style-name="Table4.1">
          <table:table-cell table:style-name="Table4.A2" office:value-type="string">
            <text:p text:style-name="P67">2</text:p>
          </table:table-cell>
          <table:table-cell table:style-name="Table4.B2" office:value-type="float" office:value="8.47">
            <text:p text:style-name="P67">8.47</text:p>
          </table:table-cell>
          <table:table-cell table:style-name="Table4.B2" office:value-type="float" office:value="6.62">
            <text:p text:style-name="P67">6.62</text:p>
          </table:table-cell>
          <table:table-cell table:style-name="Table4.B2" office:value-type="float" office:value="6.07">
            <text:p text:style-name="P67">6.07</text:p>
          </table:table-cell>
          <table:table-cell table:style-name="Table4.B2" office:value-type="float" office:value="5.64">
            <text:p text:style-name="P67">5.64</text:p>
          </table:table-cell>
          <table:table-cell table:style-name="Table4.B2" office:value-type="float" office:value="5.02">
            <text:p text:style-name="P67">5.02</text:p>
          </table:table-cell>
          <table:table-cell table:style-name="Table4.B2" office:value-type="float" office:value="5.92">
            <text:p text:style-name="P67">5.92</text:p>
          </table:table-cell>
          <table:table-cell table:style-name="Table4.B2" office:value-type="float" office:value="5.64">
            <text:p text:style-name="P67">5.64</text:p>
          </table:table-cell>
          <table:table-cell table:style-name="Table4.B2" office:value-type="float" office:value="6.06">
            <text:p text:style-name="P67">6.06</text:p>
          </table:table-cell>
          <table:table-cell table:style-name="Table4.B2" office:value-type="float" office:value="5.84">
            <text:p text:style-name="P67">5.84</text:p>
          </table:table-cell>
          <table:table-cell table:style-name="Table4.B2" office:value-type="float" office:value="6.37">
            <text:p text:style-name="P67">6.37</text:p>
          </table:table-cell>
        </table:table-row>
        <table:table-row table:style-name="Table4.1">
          <table:table-cell table:style-name="Table4.A2" office:value-type="string">
            <text:p text:style-name="P67">3</text:p>
          </table:table-cell>
          <table:table-cell table:style-name="Table4.B2" office:value-type="float" office:value="8.08">
            <text:p text:style-name="P67">8.08</text:p>
          </table:table-cell>
          <table:table-cell table:style-name="Table4.B2" office:value-type="float" office:value="6.12">
            <text:p text:style-name="P67">6.12</text:p>
          </table:table-cell>
          <table:table-cell table:style-name="Table4.B2" office:value-type="float" office:value="5.56">
            <text:p text:style-name="P67">5.56</text:p>
          </table:table-cell>
          <table:table-cell table:style-name="Table4.B2" office:value-type="float" office:value="5.85">
            <text:p text:style-name="P67">5.85</text:p>
          </table:table-cell>
          <table:table-cell table:style-name="Table4.B2" office:value-type="float" office:value="5.42">
            <text:p text:style-name="P67">5.42</text:p>
          </table:table-cell>
          <table:table-cell table:style-name="Table4.B2" office:value-type="float" office:value="6.13">
            <text:p text:style-name="P67">6.13</text:p>
          </table:table-cell>
          <table:table-cell table:style-name="Table4.B2" office:value-type="float" office:value="5.83">
            <text:p text:style-name="P67">5.83</text:p>
          </table:table-cell>
          <table:table-cell table:style-name="Table4.B2" office:value-type="float" office:value="5.85">
            <text:p text:style-name="P67">5.85</text:p>
          </table:table-cell>
          <table:table-cell table:style-name="Table4.B2" office:value-type="float" office:value="6.15">
            <text:p text:style-name="P67">6.15</text:p>
          </table:table-cell>
          <table:table-cell table:style-name="Table4.B2" office:value-type="float" office:value="5.74">
            <text:p text:style-name="P67">5.74</text:p>
          </table:table-cell>
        </table:table-row>
        <table:table-row table:style-name="Table4.1">
          <table:table-cell table:style-name="Table4.A2" office:value-type="string">
            <text:p text:style-name="P67">4</text:p>
          </table:table-cell>
          <table:table-cell table:style-name="Table4.B2" office:value-type="float" office:value="9.31">
            <text:p text:style-name="P67">9.31</text:p>
          </table:table-cell>
          <table:table-cell table:style-name="Table4.B2" office:value-type="float" office:value="6.89">
            <text:p text:style-name="P67">6.89</text:p>
          </table:table-cell>
          <table:table-cell table:style-name="Table4.B2" office:value-type="float" office:value="6.39">
            <text:p text:style-name="P67">6.39</text:p>
          </table:table-cell>
          <table:table-cell table:style-name="Table4.B2" office:value-type="float" office:value="5.84">
            <text:p text:style-name="P67">5.84</text:p>
          </table:table-cell>
          <table:table-cell table:style-name="Table4.B2" office:value-type="float" office:value="5.79">
            <text:p text:style-name="P67">5.79</text:p>
          </table:table-cell>
          <table:table-cell table:style-name="Table4.B2" office:value-type="float" office:value="6.73">
            <text:p text:style-name="P67">6.73</text:p>
          </table:table-cell>
          <table:table-cell table:style-name="Table4.B2" office:value-type="float" office:value="5.84">
            <text:p text:style-name="P67">5.84</text:p>
          </table:table-cell>
          <table:table-cell table:style-name="Table4.B2" office:value-type="float" office:value="6.07">
            <text:p text:style-name="P67">6.07</text:p>
          </table:table-cell>
          <table:table-cell table:style-name="Table4.B2" office:value-type="float" office:value="5.66">
            <text:p text:style-name="P67">5.66</text:p>
          </table:table-cell>
          <table:table-cell table:style-name="Table4.B2" office:value-type="float" office:value="6.14">
            <text:p text:style-name="P67">6.14</text:p>
          </table:table-cell>
        </table:table-row>
        <table:table-row table:style-name="Table4.1">
          <table:table-cell table:style-name="Table4.A2" office:value-type="string">
            <text:p text:style-name="P67">5</text:p>
          </table:table-cell>
          <table:table-cell table:style-name="Table4.B2" office:value-type="float" office:value="10.16">
            <text:p text:style-name="P67">10.16</text:p>
          </table:table-cell>
          <table:table-cell table:style-name="Table4.B2" office:value-type="float" office:value="5.88">
            <text:p text:style-name="P67">5.88</text:p>
          </table:table-cell>
          <table:table-cell table:style-name="Table4.B2" office:value-type="float" office:value="6.11">
            <text:p text:style-name="P67">6.11</text:p>
          </table:table-cell>
          <table:table-cell table:style-name="Table4.B2" office:value-type="float" office:value="6.27">
            <text:p text:style-name="P67">6.27</text:p>
          </table:table-cell>
          <table:table-cell table:style-name="Table4.B2" office:value-type="float" office:value="5.68">
            <text:p text:style-name="P67">5.68</text:p>
          </table:table-cell>
          <table:table-cell table:style-name="Table4.B2" office:value-type="float" office:value="6.19">
            <text:p text:style-name="P67">6.19</text:p>
          </table:table-cell>
          <table:table-cell table:style-name="Table4.B2" office:value-type="float" office:value="5.81">
            <text:p text:style-name="P67">5.81</text:p>
          </table:table-cell>
          <table:table-cell table:style-name="Table4.B2" office:value-type="float" office:value="5.63">
            <text:p text:style-name="P67">5.63</text:p>
          </table:table-cell>
          <table:table-cell table:style-name="Table4.B2" office:value-type="float" office:value="5.83">
            <text:p text:style-name="P67">5.83</text:p>
          </table:table-cell>
          <table:table-cell table:style-name="Table4.B2" office:value-type="float" office:value="6.19">
            <text:p text:style-name="P67">6.19</text:p>
          </table:table-cell>
        </table:table-row>
        <table:table-row table:style-name="Table4.1">
          <table:table-cell table:style-name="Table4.A2" office:value-type="string">
            <text:p text:style-name="P67">6</text:p>
          </table:table-cell>
          <table:table-cell table:style-name="Table4.B2" office:value-type="float" office:value="8.98">
            <text:p text:style-name="P67">8.98</text:p>
          </table:table-cell>
          <table:table-cell table:style-name="Table4.B2" office:value-type="float" office:value="6.57">
            <text:p text:style-name="P67">6.57</text:p>
          </table:table-cell>
          <table:table-cell table:style-name="Table4.B2" office:value-type="float" office:value="5.81">
            <text:p text:style-name="P67">5.81</text:p>
          </table:table-cell>
          <table:table-cell table:style-name="Table4.B2" office:value-type="float" office:value="5.95">
            <text:p text:style-name="P67">5.95</text:p>
          </table:table-cell>
          <table:table-cell table:style-name="Table4.B2" office:value-type="float" office:value="5.79">
            <text:p text:style-name="P67">5.79</text:p>
          </table:table-cell>
          <table:table-cell table:style-name="Table4.B2" office:value-type="float" office:value="6.95">
            <text:p text:style-name="P67">6.95</text:p>
          </table:table-cell>
          <table:table-cell table:style-name="Table4.B2" office:value-type="float" office:value="5.63">
            <text:p text:style-name="P67">5.63</text:p>
          </table:table-cell>
          <table:table-cell table:style-name="Table4.B2" office:value-type="float" office:value="5.72">
            <text:p text:style-name="P67">5.72</text:p>
          </table:table-cell>
          <table:table-cell table:style-name="Table4.B2" office:value-type="float" office:value="6.1">
            <text:p text:style-name="P67">6.1</text:p>
          </table:table-cell>
          <table:table-cell table:style-name="Table4.B2" office:value-type="float" office:value="5.76">
            <text:p text:style-name="P67">5.76</text:p>
          </table:table-cell>
        </table:table-row>
        <text:soft-page-break/>
        <table:table-row table:style-name="Table4.1">
          <table:table-cell table:style-name="Table4.A2" office:value-type="string">
            <text:p text:style-name="P67">7</text:p>
          </table:table-cell>
          <table:table-cell table:style-name="Table4.B2" office:value-type="float" office:value="12.12">
            <text:p text:style-name="P67">12.12</text:p>
          </table:table-cell>
          <table:table-cell table:style-name="Table4.B2" office:value-type="float" office:value="6.38">
            <text:p text:style-name="P67">6.38</text:p>
          </table:table-cell>
          <table:table-cell table:style-name="Table4.B2" office:value-type="float" office:value="6.52">
            <text:p text:style-name="P67">6.52</text:p>
          </table:table-cell>
          <table:table-cell table:style-name="Table4.B2" office:value-type="float" office:value="5.52">
            <text:p text:style-name="P67">5.52</text:p>
          </table:table-cell>
          <table:table-cell table:style-name="Table4.B2" office:value-type="float" office:value="5.55">
            <text:p text:style-name="P67">5.55</text:p>
          </table:table-cell>
          <table:table-cell table:style-name="Table4.B2" office:value-type="float" office:value="6.44">
            <text:p text:style-name="P67">6.44</text:p>
          </table:table-cell>
          <table:table-cell table:style-name="Table4.B2" office:value-type="float" office:value="5.41">
            <text:p text:style-name="P67">5.41</text:p>
          </table:table-cell>
          <table:table-cell table:style-name="Table4.B2" office:value-type="float" office:value="5.78">
            <text:p text:style-name="P67">5.78</text:p>
          </table:table-cell>
          <table:table-cell table:style-name="Table4.B2" office:value-type="float" office:value="5.59">
            <text:p text:style-name="P67">5.59</text:p>
          </table:table-cell>
          <table:table-cell table:style-name="Table4.B2" office:value-type="float" office:value="5.53">
            <text:p text:style-name="P67">5.53</text:p>
          </table:table-cell>
        </table:table-row>
        <table:table-row table:style-name="Table4.1">
          <table:table-cell table:style-name="Table4.A2" office:value-type="string">
            <text:p text:style-name="P67">8</text:p>
          </table:table-cell>
          <table:table-cell table:style-name="Table4.B2" office:value-type="float" office:value="10.84">
            <text:p text:style-name="P67">10.84</text:p>
          </table:table-cell>
          <table:table-cell table:style-name="Table4.B2" office:value-type="float" office:value="6.07">
            <text:p text:style-name="P67">6.07</text:p>
          </table:table-cell>
          <table:table-cell table:style-name="Table4.B2" office:value-type="float" office:value="6.34">
            <text:p text:style-name="P67">6.34</text:p>
          </table:table-cell>
          <table:table-cell table:style-name="Table4.B2" office:value-type="float" office:value="5.79">
            <text:p text:style-name="P67">5.79</text:p>
          </table:table-cell>
          <table:table-cell table:style-name="Table4.B2" office:value-type="float" office:value="5.93">
            <text:p text:style-name="P67">5.93</text:p>
          </table:table-cell>
          <table:table-cell table:style-name="Table4.B2" office:value-type="float" office:value="6.04">
            <text:p text:style-name="P67">6.04</text:p>
          </table:table-cell>
          <table:table-cell table:style-name="Table4.B2" office:value-type="float" office:value="5.65">
            <text:p text:style-name="P67">5.65</text:p>
          </table:table-cell>
          <table:table-cell table:style-name="Table4.B2" office:value-type="float" office:value="5.67">
            <text:p text:style-name="P67">5.67</text:p>
          </table:table-cell>
          <table:table-cell table:style-name="Table4.B2" office:value-type="float" office:value="5.55">
            <text:p text:style-name="P67">5.55</text:p>
          </table:table-cell>
          <table:table-cell table:style-name="Table4.B2" office:value-type="float" office:value="5.79">
            <text:p text:style-name="P67">5.79</text:p>
          </table:table-cell>
        </table:table-row>
        <table:table-row table:style-name="Table4.1">
          <table:table-cell table:style-name="Table4.A2" office:value-type="string">
            <text:p text:style-name="P67">9</text:p>
          </table:table-cell>
          <table:table-cell table:style-name="Table4.B2" office:value-type="float" office:value="10.95">
            <text:p text:style-name="P67">10.95</text:p>
          </table:table-cell>
          <table:table-cell table:style-name="Table4.B2" office:value-type="float" office:value="6.07">
            <text:p text:style-name="P67">6.07</text:p>
          </table:table-cell>
          <table:table-cell table:style-name="Table4.B2" office:value-type="float" office:value="6.5">
            <text:p text:style-name="P67">6.5</text:p>
          </table:table-cell>
          <table:table-cell table:style-name="Table4.B2" office:value-type="float" office:value="5.6">
            <text:p text:style-name="P67">5.6</text:p>
          </table:table-cell>
          <table:table-cell table:style-name="Table4.B2" office:value-type="float" office:value="5.51">
            <text:p text:style-name="P67">5.51</text:p>
          </table:table-cell>
          <table:table-cell table:style-name="Table4.B2" office:value-type="float" office:value="6.08">
            <text:p text:style-name="P67">6.08</text:p>
          </table:table-cell>
          <table:table-cell table:style-name="Table4.B2" office:value-type="float" office:value="6.17">
            <text:p text:style-name="P67">6.17</text:p>
          </table:table-cell>
          <table:table-cell table:style-name="Table4.B2" office:value-type="float" office:value="5.9">
            <text:p text:style-name="P67">5.9</text:p>
          </table:table-cell>
          <table:table-cell table:style-name="Table4.B2" office:value-type="float" office:value="5.97">
            <text:p text:style-name="P67">5.97</text:p>
          </table:table-cell>
          <table:table-cell table:style-name="Table4.B2" office:value-type="float" office:value="5.62">
            <text:p text:style-name="P67">5.62</text:p>
          </table:table-cell>
        </table:table-row>
        <table:table-row table:style-name="Table4.1">
          <table:table-cell table:style-name="Table4.A2" office:value-type="string">
            <text:p text:style-name="P67">10</text:p>
          </table:table-cell>
          <table:table-cell table:style-name="Table4.B2" office:value-type="float" office:value="9.86">
            <text:p text:style-name="P67">9.86</text:p>
          </table:table-cell>
          <table:table-cell table:style-name="Table4.B2" office:value-type="float" office:value="5.92">
            <text:p text:style-name="P67">5.92</text:p>
          </table:table-cell>
          <table:table-cell table:style-name="Table4.B2" office:value-type="float" office:value="6.59">
            <text:p text:style-name="P67">6.59</text:p>
          </table:table-cell>
          <table:table-cell table:style-name="Table4.B2" office:value-type="float" office:value="5.62">
            <text:p text:style-name="P67">5.62</text:p>
          </table:table-cell>
          <table:table-cell table:style-name="Table4.B2" office:value-type="float" office:value="5.85">
            <text:p text:style-name="P67">5.85</text:p>
          </table:table-cell>
          <table:table-cell table:style-name="Table4.B2" office:value-type="float" office:value="6.3">
            <text:p text:style-name="P67">6.3</text:p>
          </table:table-cell>
          <table:table-cell table:style-name="Table4.B2" office:value-type="float" office:value="5.85">
            <text:p text:style-name="P67">5.85</text:p>
          </table:table-cell>
          <table:table-cell table:style-name="Table4.B2" office:value-type="float" office:value="6.32">
            <text:p text:style-name="P67">6.32</text:p>
          </table:table-cell>
          <table:table-cell table:style-name="Table4.B2" office:value-type="float" office:value="6.27">
            <text:p text:style-name="P67">6.27</text:p>
          </table:table-cell>
          <table:table-cell table:style-name="Table4.B2" office:value-type="float" office:value="5.7">
            <text:p text:style-name="P67">5.7</text:p>
          </table:table-cell>
        </table:table-row>
        <table:table-row table:style-name="Table4.1">
          <table:table-cell table:style-name="Table4.A12" office:value-type="string">
            <text:p text:style-name="P67">Average</text:p>
          </table:table-cell>
          <table:table-cell table:style-name="Table4.B12" office:value-type="float" office:value="9.741">
            <text:p text:style-name="P67">9.74</text:p>
          </table:table-cell>
          <table:table-cell table:style-name="Table4.B12" office:value-type="float" office:value="6.379">
            <text:p text:style-name="P67">6.38</text:p>
          </table:table-cell>
          <table:table-cell table:style-name="Table4.B12" office:value-type="float" office:value="6.241">
            <text:p text:style-name="P67">6.24</text:p>
          </table:table-cell>
          <table:table-cell table:style-name="Table4.B12" office:value-type="float" office:value="5.782">
            <text:p text:style-name="P67">5.78</text:p>
          </table:table-cell>
          <table:table-cell table:style-name="Table4.B12" office:value-type="float" office:value="5.643">
            <text:p text:style-name="P67">5.64</text:p>
          </table:table-cell>
          <table:table-cell table:style-name="Table4.B12" office:value-type="float" office:value="6.265">
            <text:p text:style-name="P67">6.27</text:p>
          </table:table-cell>
          <table:table-cell table:style-name="Table4.B12" office:value-type="float" office:value="5.735">
            <text:p text:style-name="P67">5.74</text:p>
          </table:table-cell>
          <table:table-cell table:style-name="Table4.B12" office:value-type="float" office:value="5.908">
            <text:p text:style-name="P67">5.91</text:p>
          </table:table-cell>
          <table:table-cell table:style-name="Table4.B12" office:value-type="float" office:value="5.904">
            <text:p text:style-name="P67">5.9</text:p>
          </table:table-cell>
          <table:table-cell table:style-name="Table4.B12" office:value-type="float" office:value="5.895">
            <text:p text:style-name="P67">5.9</text:p>
          </table:table-cell>
        </table:table-row>
      </table:table>
      <text:p text:style-name="P7"/>
      <text:list xml:id="list110103000136462" text:continue-numbering="true" text:style-name="WWNum5">
        <text:list-item>
          <text:p text:style-name="P58">Insert an explanation of the results presented in the above table.</text:p>
        </text:list-item>
      </text:list>
      <text:p text:style-name="P15"><draw:frame draw:style-name="fr1" draw:name="Object1" text:anchor-type="char" svg:x="2.0953in" svg:y="0.0118in" svg:width="5.511in" svg:height="3.7689in" draw:z-index="2"><draw:object xlink:href="./Object 1" xlink:type="simple" xlink:show="embed" xlink:actuate="onLoad"/><draw:image xlink:href="./ObjectReplacements/Object 1" xlink:type="simple" xlink:show="embed" xlink:actuate="onLoad"/></draw:frame></text:p>
      <text:p text:style-name="P23"><text:soft-page-break/><text:tab/><text:span text:style-name="T17">The above table shows the average time of threads increacing by 2 for random 1024X1024 matrix generated by rand() function. The graph below (average time vs no.of threads) shows that right after no. of thread is 10 the time starts increasing. Hence, we can say that no. of thread = 10 is the sweet spot in terms of the optimal number of threads needed to do the matrix multiplication.</text:span></text:p>
      <text:p text:style-name="P62"/>
      <text:p text:style-name="P62"/>
      <text:list xml:id="list110102082959051" text:continue-list="list110102032851221" text:style-name="WWNum3">
        <text:list-item>
          <text:list>
            <text:list-item>
              <text:h text:style-name="P53" text:outline-level="2"><text:bookmark-start text:name="_Toc20306359"/>Password cracking using POSIX Threads<text:bookmark-end text:name="_Toc20306359"/></text:h>
            </text:list-item>
          </text:list>
        </text:list-item>
      </text:list>
      <text:list xml:id="list110102860347595" text:continue-list="list110103000136462" text:style-name="WWNum5">
        <text:list-item>
          <text:p text:style-name="P58">Insert a table of 10 running times and the mean running time.</text:p>
        </text:list-item>
      </text:list>
      <table:table table:name="Table1" table:style-name="Table1" table:template-name="Elegant">
        <table:table-column table:style-name="Table1.A"/>
        <table:table-column table:style-name="Table1.B"/>
        <table:table-row>
          <table:table-cell table:style-name="Table1.A1" office:value-type="string">
            <text:p text:style-name="P80">S/N</text:p>
          </table:table-cell>
          <table:table-cell table:style-name="Table1.A1" office:value-type="string">
            <text:p text:style-name="P91">Time (Seconds)</text:p>
          </table:table-cell>
        </table:table-row>
        <table:table-row>
          <table:table-cell table:style-name="Table1.A2" office:value-type="string">
            <text:p text:style-name="P85">1</text:p>
          </table:table-cell>
          <table:table-cell table:style-name="Table1.B2" office:value-type="float" office:value="149.138308341">
            <text:p text:style-name="P74">149.14</text:p>
          </table:table-cell>
        </table:table-row>
        <table:table-row>
          <table:table-cell table:style-name="Table1.A2" office:value-type="string">
            <text:p text:style-name="P85">2</text:p>
          </table:table-cell>
          <table:table-cell table:style-name="Table1.B2" office:value-type="float" office:value="149.097023986">
            <text:p text:style-name="P74">149.1</text:p>
          </table:table-cell>
        </table:table-row>
        <table:table-row>
          <table:table-cell table:style-name="Table1.A2" office:value-type="string">
            <text:p text:style-name="P85">3</text:p>
          </table:table-cell>
          <table:table-cell table:style-name="Table1.B2" office:value-type="float" office:value="149.077204793">
            <text:p text:style-name="P74">149.08</text:p>
          </table:table-cell>
        </table:table-row>
        <table:table-row>
          <table:table-cell table:style-name="Table1.A2" office:value-type="string">
            <text:p text:style-name="P85">4</text:p>
          </table:table-cell>
          <table:table-cell table:style-name="Table1.B2" office:value-type="float" office:value="149.055602854">
            <text:p text:style-name="P74">149.06</text:p>
          </table:table-cell>
        </table:table-row>
        <table:table-row>
          <table:table-cell table:style-name="Table1.A2" office:value-type="string">
            <text:p text:style-name="P85">5</text:p>
          </table:table-cell>
          <table:table-cell table:style-name="Table1.B2" office:value-type="float" office:value="149.058153123">
            <text:p text:style-name="P74">149.06</text:p>
          </table:table-cell>
        </table:table-row>
        <table:table-row>
          <table:table-cell table:style-name="Table1.A2" office:value-type="string">
            <text:p text:style-name="P85">6</text:p>
          </table:table-cell>
          <table:table-cell table:style-name="Table1.B2" office:value-type="float" office:value="149.082938051">
            <text:p text:style-name="P74">149.08</text:p>
          </table:table-cell>
        </table:table-row>
        <table:table-row>
          <table:table-cell table:style-name="Table1.A2" office:value-type="string">
            <text:p text:style-name="P85">7</text:p>
          </table:table-cell>
          <table:table-cell table:style-name="Table1.B2" office:value-type="float" office:value="149.093262554">
            <text:p text:style-name="P74">149.09</text:p>
          </table:table-cell>
        </table:table-row>
        <table:table-row>
          <table:table-cell table:style-name="Table1.A2" office:value-type="string">
            <text:p text:style-name="P85">8</text:p>
          </table:table-cell>
          <table:table-cell table:style-name="Table1.B2" office:value-type="float" office:value="149.325918844">
            <text:p text:style-name="P74">149.33</text:p>
          </table:table-cell>
        </table:table-row>
        <table:table-row>
          <table:table-cell table:style-name="Table1.A2" office:value-type="string">
            <text:p text:style-name="P85">9</text:p>
          </table:table-cell>
          <table:table-cell table:style-name="Table1.B2" office:value-type="float" office:value="150.859912914">
            <text:p text:style-name="P74">150.86</text:p>
          </table:table-cell>
        </table:table-row>
        <table:table-row table:style-name="Table1.11">
          <table:table-cell table:style-name="Table1.A2" office:value-type="string">
            <text:p text:style-name="P85">10</text:p>
          </table:table-cell>
          <table:table-cell table:style-name="Table1.B2" office:value-type="float" office:value="150.254406793">
            <text:p text:style-name="P74">150.25</text:p>
          </table:table-cell>
        </table:table-row>
        <table:table-row>
          <table:table-cell table:style-name="Table1.A12" office:value-type="string">
            <text:p text:style-name="P85">Average</text:p>
          </table:table-cell>
          <table:table-cell table:style-name="Table1.B12" office:value-type="float" office:value="149.4042732253">
            <text:p text:style-name="P75">149.4</text:p>
          </table:table-cell>
        </table:table-row>
      </table:table>
      <text:p text:style-name="P12"/>
      <text:p text:style-name="P24"><text:soft-page-break/><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31"/>
      <text:list xml:id="list110102339812978" text:continue-numbering="true" text:style-name="WWNum5">
        <text:list-item>
          <text:p text:style-name="P59">Insert a paragraph that hypothesises how long it would take to run if the number of initials were to be increased to 3. Include your calculations.</text:p>
        </text:list-item>
      </text:list>
      <text:p text:style-name="P26"><text:span text:style-name="T19"><text:tab/>T</text:span><text:span text:style-name="T18">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25">149.4042732253*26 = 3884.5111038578</text:p>
      <text:p text:style-name="P30"><text:span text:style-name="T17">Therefore, my assumption is twenty-six times more than that of two initial two digit programs to run the three initial program </text:span><text:span text:style-name="T21">which is about 3884 seconds.</text:span></text:p>
      <text:p text:style-name="P10"/>
      <text:p text:style-name="P9"/>
      <text:list xml:id="list110102298990855" text:continue-numbering="true" text:style-name="WWNum5">
        <text:list-item>
          <text:p text:style-name="P60">Explain your results of running your 3 initial password cracker with relation to your earlier hypothesis.</text:p>
        </text:list-item>
      </text:list>
      <text:p text:style-name="P11"/>
      <text:p text:style-name="P29"><text:tab/><text:span text:style-name="T25">Furthermore, </text:span><text:span text:style-name="T26">we ran</text:span><text:span text:style-name="T25"> 3 initial password cracker </text:span><text:span text:style-name="T26">prgram for 10 times to find all possible characters and letter with their encrypted password. After the result </text:span><text:span text:style-name="T27">from </text:span><text:span text:style-name="T30">running </text:span><text:span text:style-name="T27">program simultaneosly </text:span><text:span text:style-name="T30">for 10 times</text:span><text:span text:style-name="T27"> using mr.py, </text:span><text:span text:style-name="T26">we came to </text:span><text:span text:style-name="T27">the </text:span><text:span text:style-name="T26">conclusion that the average mean </text:span><text:span text:style-name="T27">is </text:span><text:span text:style-name="T30">3945.5975206771 </text:span><text:span text:style-name="T27">which is close to my assumption that I mentioned above. Hence, we can say that by modifying from 2 initial and 2 number to 3 initial and 3 digit, the time complexity is multiplied by 26 times.</text:span></text:p>
      <text:p text:style-name="P27"/>
      <text:p text:style-name="P27"/>
      <text:p text:style-name="P28"/>
      <table:table table:name="Table3" table:style-name="Table3" table:template-name="Elegant">
        <table:table-column table:style-name="Table3.A"/>
        <table:table-column table:style-name="Table3.B"/>
        <table:table-column table:style-name="Table3.C"/>
        <table:table-row>
          <table:table-cell table:style-name="Table3.A1" office:value-type="string">
            <text:p text:style-name="P81">S/N</text:p>
          </table:table-cell>
          <table:table-cell table:style-name="Table3.A1" office:value-type="string">
            <text:p text:style-name="P93"><text:span text:style-name="T29">Two initial </text:span><text:span text:style-name="T28">Time (</text:span><text:span text:style-name="T29">sec</text:span><text:span text:style-name="T28">)</text:span></text:p>
          </table:table-cell>
          <table:table-cell table:style-name="Table3.A1" office:value-type="string">
            <text:p text:style-name="P94">Three Initial Time (sec)</text:p>
          </table:table-cell>
        </table:table-row>
        <table:table-row table:style-name="Table3.2">
          <table:table-cell table:style-name="Table3.A2" office:value-type="string">
            <text:p text:style-name="P86">1</text:p>
          </table:table-cell>
          <table:table-cell table:style-name="Table3.B2" office:value-type="float" office:value="149.138308341">
            <text:p text:style-name="P76">149.14</text:p>
          </table:table-cell>
          <table:table-cell table:style-name="Table3.B2" office:value-type="float" office:value="3886.130742038">
            <text:p text:style-name="P76">3886.13</text:p>
          </table:table-cell>
        </table:table-row>
        <table:table-row>
          <table:table-cell table:style-name="Table3.A2" office:value-type="string">
            <text:p text:style-name="P86">2</text:p>
          </table:table-cell>
          <table:table-cell table:style-name="Table3.B2" office:value-type="float" office:value="149.097023986">
            <text:p text:style-name="P76">149.1</text:p>
          </table:table-cell>
          <table:table-cell table:style-name="Table3.B2" office:value-type="float" office:value="3885.762214085">
            <text:p text:style-name="P76">3885.76</text:p>
          </table:table-cell>
        </table:table-row>
        <table:table-row>
          <table:table-cell table:style-name="Table3.A2" office:value-type="string">
            <text:p text:style-name="P86">3</text:p>
          </table:table-cell>
          <table:table-cell table:style-name="Table3.B2" office:value-type="float" office:value="149.077204793">
            <text:p text:style-name="P76">149.08</text:p>
          </table:table-cell>
          <table:table-cell table:style-name="Table3.B2" office:value-type="float" office:value="3884.963567765">
            <text:p text:style-name="P76">3884.96</text:p>
          </table:table-cell>
        </table:table-row>
        <table:table-row>
          <table:table-cell table:style-name="Table3.A2" office:value-type="string">
            <text:p text:style-name="P86">4</text:p>
          </table:table-cell>
          <table:table-cell table:style-name="Table3.B2" office:value-type="float" office:value="149.055602854">
            <text:p text:style-name="P76">149.06</text:p>
          </table:table-cell>
          <table:table-cell table:style-name="Table3.B2" office:value-type="float" office:value="3890.230499832">
            <text:p text:style-name="P76">3890.23<text:soft-page-break/></text:p>
          </table:table-cell>
        </table:table-row>
        <table:table-row>
          <table:table-cell table:style-name="Table3.A2" office:value-type="string">
            <text:p text:style-name="P86">5</text:p>
          </table:table-cell>
          <table:table-cell table:style-name="Table3.B2" office:value-type="float" office:value="149.058153123">
            <text:p text:style-name="P76">149.06</text:p>
          </table:table-cell>
          <table:table-cell table:style-name="Table3.B2" office:value-type="float" office:value="3898.182857196">
            <text:p text:style-name="P76">3898.18</text:p>
          </table:table-cell>
        </table:table-row>
        <table:table-row>
          <table:table-cell table:style-name="Table3.A2" office:value-type="string">
            <text:p text:style-name="P86">6</text:p>
          </table:table-cell>
          <table:table-cell table:style-name="Table3.B2" office:value-type="float" office:value="149.082938051">
            <text:p text:style-name="P76">149.08</text:p>
          </table:table-cell>
          <table:table-cell table:style-name="Table3.B2" office:value-type="float" office:value="3899.108616056">
            <text:p text:style-name="P76">3899.11</text:p>
          </table:table-cell>
        </table:table-row>
        <table:table-row>
          <table:table-cell table:style-name="Table3.A2" office:value-type="string">
            <text:p text:style-name="P86">7</text:p>
          </table:table-cell>
          <table:table-cell table:style-name="Table3.B2" office:value-type="float" office:value="149.093262554">
            <text:p text:style-name="P76">149.09</text:p>
          </table:table-cell>
          <table:table-cell table:style-name="Table3.B2" office:value-type="float" office:value="3899.838950239">
            <text:p text:style-name="P76">3899.84</text:p>
          </table:table-cell>
        </table:table-row>
        <table:table-row>
          <table:table-cell table:style-name="Table3.A2" office:value-type="string">
            <text:p text:style-name="P86">8</text:p>
          </table:table-cell>
          <table:table-cell table:style-name="Table3.B2" office:value-type="float" office:value="149.325918844">
            <text:p text:style-name="P76">149.33</text:p>
          </table:table-cell>
          <table:table-cell table:style-name="Table3.B2" office:value-type="float" office:value="4289.285844309">
            <text:p text:style-name="P76">4289.29</text:p>
          </table:table-cell>
        </table:table-row>
        <table:table-row>
          <table:table-cell table:style-name="Table3.A2" office:value-type="string">
            <text:p text:style-name="P86">9</text:p>
          </table:table-cell>
          <table:table-cell table:style-name="Table3.B2" office:value-type="float" office:value="150.859912914">
            <text:p text:style-name="P76">150.86</text:p>
          </table:table-cell>
          <table:table-cell table:style-name="Table3.B2" office:value-type="float" office:value="3903.490184681">
            <text:p text:style-name="P76">3903.49</text:p>
          </table:table-cell>
        </table:table-row>
        <table:table-row>
          <table:table-cell table:style-name="Table3.A2" office:value-type="string">
            <text:p text:style-name="P86">10</text:p>
          </table:table-cell>
          <table:table-cell table:style-name="Table3.B2" office:value-type="float" office:value="150.254406793">
            <text:p text:style-name="P76">150.25</text:p>
          </table:table-cell>
          <table:table-cell table:style-name="Table3.B2" office:value-type="float" office:value="4018.981196783">
            <text:p text:style-name="P78">4018.98</text:p>
          </table:table-cell>
        </table:table-row>
        <table:table-row>
          <table:table-cell table:style-name="Table3.A12" office:value-type="string">
            <text:p text:style-name="P86">Average</text:p>
          </table:table-cell>
          <table:table-cell table:style-name="Table3.B12" office:value-type="float" office:value="149.4042732253">
            <text:p text:style-name="P76">149.4</text:p>
          </table:table-cell>
          <table:table-cell table:style-name="Table3.B12" office:value-type="float" office:value="3945.5975206771">
            <text:p text:style-name="P64">3945.6</text:p>
          </table:table-cell>
        </table:table-row>
      </table:table>
      <text:p text:style-name="P17"/>
      <text:p text:style-name="P16"/>
      <text:list xml:id="list110101101308512" text:continue-numbering="true" text:style-name="WWNum5">
        <text:list-item>
          <text:p text:style-name="P58">Write a paragraph that compares the original results with those of your multithread password cracker.</text:p>
        </text:list-item>
      </text:list>
      <text:p text:style-name="P13"/>
      <table:table table:name="Table2" table:style-name="Table2" table:template-name="Elegant">
        <table:table-column table:style-name="Table2.A"/>
        <table:table-column table:style-name="Table2.B"/>
        <table:table-column table:style-name="Table2.C"/>
        <table:table-row>
          <table:table-cell table:style-name="Table2.A1" office:value-type="string">
            <text:p text:style-name="P82"><text:s text:c="2"/>S/N</text:p>
          </table:table-cell>
          <table:table-cell table:style-name="Table2.A1" office:value-type="string">
            <text:p text:style-name="P92">Time (<text:span text:style-name="T20">in sec</text:span>)</text:p>
          </table:table-cell>
          <table:table-cell table:style-name="Table2.A1" office:value-type="string">
            <text:p text:style-name="P95">Multithread Time (in sec)</text:p>
          </table:table-cell>
        </table:table-row>
        <table:table-row>
          <table:table-cell table:style-name="Table2.A2" office:value-type="string">
            <text:p text:style-name="P87">1</text:p>
          </table:table-cell>
          <table:table-cell table:style-name="Table2.B2" office:value-type="float" office:value="149.138308341">
            <text:p text:style-name="P77">149.14</text:p>
          </table:table-cell>
          <table:table-cell table:style-name="Table2.B2" office:value-type="float" office:value="137.036542377">
            <text:p text:style-name="P77">137.04</text:p>
          </table:table-cell>
        </table:table-row>
        <table:table-row>
          <table:table-cell table:style-name="Table2.A2" office:value-type="string">
            <text:p text:style-name="P87">2</text:p>
          </table:table-cell>
          <table:table-cell table:style-name="Table2.B2" office:value-type="float" office:value="149.097023986">
            <text:p text:style-name="P77">149.1</text:p>
          </table:table-cell>
          <table:table-cell table:style-name="Table2.B2" office:value-type="float" office:value="133.02496808">
            <text:p text:style-name="P77">133.02</text:p>
          </table:table-cell>
        </table:table-row>
        <table:table-row>
          <table:table-cell table:style-name="Table2.A2" office:value-type="string">
            <text:p text:style-name="P87">3</text:p>
          </table:table-cell>
          <table:table-cell table:style-name="Table2.B2" office:value-type="float" office:value="149.077204793">
            <text:p text:style-name="P77">149.08</text:p>
          </table:table-cell>
          <table:table-cell table:style-name="Table2.B2" office:value-type="float" office:value="136.082211824">
            <text:p text:style-name="P77">136.08</text:p>
          </table:table-cell>
        </table:table-row>
        <table:table-row>
          <table:table-cell table:style-name="Table2.A2" office:value-type="string">
            <text:p text:style-name="P87">4</text:p>
          </table:table-cell>
          <table:table-cell table:style-name="Table2.B2" office:value-type="float" office:value="149.055602854">
            <text:p text:style-name="P77">149.06</text:p>
          </table:table-cell>
          <table:table-cell table:style-name="Table2.B2" office:value-type="float" office:value="138.173418113">
            <text:p text:style-name="P77">138.17</text:p>
          </table:table-cell>
        </table:table-row>
        <table:table-row table:style-name="Table2.6">
          <table:table-cell table:style-name="Table2.A2" office:value-type="string">
            <text:p text:style-name="P87">5</text:p>
          </table:table-cell>
          <table:table-cell table:style-name="Table2.B2" office:value-type="float" office:value="149.058153123">
            <text:p text:style-name="P77">149.06</text:p>
          </table:table-cell>
          <table:table-cell table:style-name="Table2.B2" office:value-type="float" office:value="128.799097555">
            <text:p text:style-name="P77">128.8</text:p>
          </table:table-cell>
        </table:table-row>
        <table:table-row>
          <table:table-cell table:style-name="Table2.A2" office:value-type="string">
            <text:p text:style-name="P87">6</text:p>
          </table:table-cell>
          <table:table-cell table:style-name="Table2.B2" office:value-type="float" office:value="149.082938051">
            <text:p text:style-name="P77">149.08</text:p>
          </table:table-cell>
          <table:table-cell table:style-name="Table2.B2" office:value-type="float" office:value="119.31602614">
            <text:p text:style-name="P77">119.32</text:p>
          </table:table-cell>
        </table:table-row>
        <text:soft-page-break/>
        <table:table-row>
          <table:table-cell table:style-name="Table2.A2" office:value-type="string">
            <text:p text:style-name="P87">7</text:p>
          </table:table-cell>
          <table:table-cell table:style-name="Table2.B2" office:value-type="float" office:value="149.093262554">
            <text:p text:style-name="P77">149.09</text:p>
          </table:table-cell>
          <table:table-cell table:style-name="Table2.B2" office:value-type="float" office:value="134.119611427">
            <text:p text:style-name="P77">134.12</text:p>
          </table:table-cell>
        </table:table-row>
        <table:table-row>
          <table:table-cell table:style-name="Table2.A2" office:value-type="string">
            <text:p text:style-name="P87">8</text:p>
          </table:table-cell>
          <table:table-cell table:style-name="Table2.B2" office:value-type="float" office:value="149.325918844">
            <text:p text:style-name="P77">149.33</text:p>
          </table:table-cell>
          <table:table-cell table:style-name="Table2.B2" office:value-type="float" office:value="133.807601928">
            <text:p text:style-name="P77">133.81</text:p>
          </table:table-cell>
        </table:table-row>
        <table:table-row>
          <table:table-cell table:style-name="Table2.A2" office:value-type="string">
            <text:p text:style-name="P87">9</text:p>
          </table:table-cell>
          <table:table-cell table:style-name="Table2.B2" office:value-type="float" office:value="150.859912914">
            <text:p text:style-name="P77">150.86</text:p>
          </table:table-cell>
          <table:table-cell table:style-name="Table2.B2" office:value-type="float" office:value="133.418797881">
            <text:p text:style-name="P77">133.42</text:p>
          </table:table-cell>
        </table:table-row>
        <table:table-row>
          <table:table-cell table:style-name="Table2.A2" office:value-type="string">
            <text:p text:style-name="P87">10</text:p>
          </table:table-cell>
          <table:table-cell table:style-name="Table2.B2" office:value-type="float" office:value="150.254406793">
            <text:p text:style-name="P77">150.25</text:p>
          </table:table-cell>
          <table:table-cell table:style-name="Table2.B2" office:value-type="float" office:value="135.576071623">
            <text:p text:style-name="P77">135.58</text:p>
          </table:table-cell>
        </table:table-row>
        <table:table-row>
          <table:table-cell table:style-name="Table2.A12" office:value-type="string">
            <text:p text:style-name="P87">Average</text:p>
          </table:table-cell>
          <table:table-cell table:style-name="Table2.B12" office:value-type="float" office:value="149.4042732253">
            <text:p text:style-name="P77">149.4</text:p>
          </table:table-cell>
          <table:table-cell table:style-name="Table2.B12" office:value-type="float" office:value="132.9354346948">
            <text:p text:style-name="P77">132.94</text:p>
          </table:table-cell>
        </table:table-row>
      </table:table>
      <text:h text:style-name="P49" text:outline-level="1" text:is-list-header="true"/>
      <text:p text:style-name="P34"><text:tab/>From the result <text:span text:style-name="T31">from</text:span> above table, <text:span text:style-name="T31">the difference between</text:span> time of single theread vs two thread <text:span text:style-name="T31">is varried but there is no significant difference</text:span>. It is because I used 2 thread in multi threading program. As we know multi threading is the rapid switch of threads by CPU which gives an “illusion” that the threads are actually running parallelly. So, the two threads is infact doesnot run parallelly <text:span text:style-name="T31">in the program</text:span>. <text:span text:style-name="T31">However,</text:span> We can incraease the <text:span text:style-name="T31">speed of program to some extent by increasing the number of thread. </text:span></text:p>
      <text:list xml:id="list110102066246911" text:continue-list="list110102082959051" text:style-name="WWNum3">
        <text:list-item>
          <text:h text:style-name="P48" text:outline-level="1"><text:bookmark-start text:name="_Toc20306360"/>Applications of Password Cracking and Image Blurring using HPC-based CUDA System<text:bookmark-end text:name="_Toc20306360"/></text:h>
          <text:list>
            <text:list-item>
              <text:h text:style-name="P51" text:outline-level="2"><text:bookmark-start text:name="_Toc20306361"/>Password Cracking using CUDA<text:bookmark-end text:name="_Toc20306361"/></text:h>
            </text:list-item>
          </text:list>
        </text:list-item>
      </text:list>
      <text:list xml:id="list110101405860264" text:continue-list="list110101101308512" text:style-name="WWNum5">
        <text:list-item>
          <text:p text:style-name="P58">Include your code using a text file in the submitted zipped file under name Task3.1</text:p>
        </text:list-item>
        <text:list-item>
          <text:p text:style-name="P58">Insert a table that shows running times for the original and CUDA versions.</text:p>
        </text:list-item>
      </text:list>
      <text:p text:style-name="P12"/>
      <table:table table:name="Table5" table:style-name="Table5" table:template-name="Elegant">
        <table:table-column table:style-name="Table5.A"/>
        <table:table-column table:style-name="Table5.B"/>
        <table:table-column table:style-name="Table5.C"/>
        <table:table-row>
          <table:table-cell table:style-name="Table5.A1" office:value-type="string">
            <text:p text:style-name="P79">S/N</text:p>
          </table:table-cell>
          <table:table-cell table:style-name="Table5.A1" office:value-type="string">
            <text:p text:style-name="P35"><text:s/>Time without cuda to crack BA21 (sec)</text:p>
          </table:table-cell>
          <table:table-cell table:style-name="Table5.A1" office:value-type="string">
            <text:p text:style-name="P79">Time with cuda to crack ba21 (sec)</text:p>
          </table:table-cell>
        </table:table-row>
        <table:table-row>
          <table:table-cell table:style-name="Table5.A2" office:value-type="string">
            <text:p text:style-name="P84">1</text:p>
          </table:table-cell>
          <table:table-cell table:style-name="Table5.B2" office:value-type="float" office:value="12.384766825">
            <text:p text:style-name="P83">12.38</text:p>
          </table:table-cell>
          <table:table-cell table:style-name="Table5.B2" office:value-type="float" office:value="0.148346851">
            <text:p text:style-name="P83">0.15</text:p>
          </table:table-cell>
        </table:table-row>
        <table:table-row>
          <table:table-cell table:style-name="Table5.A2" office:value-type="string">
            <text:p text:style-name="P83">2</text:p>
          </table:table-cell>
          <table:table-cell table:style-name="Table5.B2" office:value-type="float" office:value="12.41892529">
            <text:p text:style-name="P83">12.42</text:p>
          </table:table-cell>
          <table:table-cell table:style-name="Table5.B2" office:value-type="float" office:value="0.122854713">
            <text:p text:style-name="P83">0.12</text:p>
          </table:table-cell>
        </table:table-row>
        <table:table-row>
          <table:table-cell table:style-name="Table5.A2" office:value-type="string">
            <text:p text:style-name="P83">3</text:p>
          </table:table-cell>
          <table:table-cell table:style-name="Table5.B2" office:value-type="float" office:value="12.547038551">
            <text:p text:style-name="P83">12.55</text:p>
          </table:table-cell>
          <table:table-cell table:style-name="Table5.B2" office:value-type="float" office:value="0.12815961">
            <text:p text:style-name="P83">0.13</text:p>
          </table:table-cell>
        </table:table-row>
        <table:table-row table:style-name="Table5.5">
          <table:table-cell table:style-name="Table5.A2" office:value-type="string">
            <text:p text:style-name="P83">4</text:p>
          </table:table-cell>
          <table:table-cell table:style-name="Table5.B2" office:value-type="float" office:value="12.469322964">
            <text:p text:style-name="P83">12.47</text:p>
          </table:table-cell>
          <table:table-cell table:style-name="Table5.B2" office:value-type="float" office:value="0.128762336">
            <text:p text:style-name="P83">0.13<text:soft-page-break/></text:p>
          </table:table-cell>
        </table:table-row>
        <table:table-row>
          <table:table-cell table:style-name="Table5.A2" office:value-type="string">
            <text:p text:style-name="P83">5</text:p>
          </table:table-cell>
          <table:table-cell table:style-name="Table5.B2" office:value-type="float" office:value="12.612499161">
            <text:p text:style-name="P83">12.61</text:p>
          </table:table-cell>
          <table:table-cell table:style-name="Table5.B2" office:value-type="float" office:value="0.117942453">
            <text:p text:style-name="P83">0.12</text:p>
          </table:table-cell>
        </table:table-row>
        <table:table-row table:style-name="Table5.7">
          <table:table-cell table:style-name="Table5.A2" office:value-type="string">
            <text:p text:style-name="P83">6</text:p>
          </table:table-cell>
          <table:table-cell table:style-name="Table5.B2" office:value-type="float" office:value="12.54672363">
            <text:p text:style-name="P83">12.55</text:p>
          </table:table-cell>
          <table:table-cell table:style-name="Table5.B2" office:value-type="float" office:value="0.112819187">
            <text:p text:style-name="P83">0.11</text:p>
          </table:table-cell>
        </table:table-row>
        <table:table-row>
          <table:table-cell table:style-name="Table5.A2" office:value-type="string">
            <text:p text:style-name="P83">7</text:p>
          </table:table-cell>
          <table:table-cell table:style-name="Table5.B2" office:value-type="float" office:value="12.453694188">
            <text:p text:style-name="P83">12.45</text:p>
          </table:table-cell>
          <table:table-cell table:style-name="Table5.B2" office:value-type="float" office:value="0.123211356">
            <text:p text:style-name="P83">0.12</text:p>
          </table:table-cell>
        </table:table-row>
        <table:table-row>
          <table:table-cell table:style-name="Table5.A2" office:value-type="string">
            <text:p text:style-name="P83">8</text:p>
          </table:table-cell>
          <table:table-cell table:style-name="Table5.B2" office:value-type="float" office:value="9.107012756">
            <text:p text:style-name="P83">9.11</text:p>
          </table:table-cell>
          <table:table-cell table:style-name="Table5.B2" office:value-type="float" office:value="0.118809459">
            <text:p text:style-name="P83">0.12</text:p>
          </table:table-cell>
        </table:table-row>
        <table:table-row>
          <table:table-cell table:style-name="Table5.A2" office:value-type="string">
            <text:p text:style-name="P83">9</text:p>
          </table:table-cell>
          <table:table-cell table:style-name="Table5.B2" office:value-type="float" office:value="5.87170786">
            <text:p text:style-name="P83">5.87</text:p>
          </table:table-cell>
          <table:table-cell table:style-name="Table5.B2" office:value-type="float" office:value="0.117067303">
            <text:p text:style-name="P83">0.12</text:p>
          </table:table-cell>
        </table:table-row>
        <table:table-row>
          <table:table-cell table:style-name="Table5.A2" office:value-type="string">
            <text:p text:style-name="P83">10</text:p>
          </table:table-cell>
          <table:table-cell table:style-name="Table5.B2" office:value-type="float" office:value="5.868016617">
            <text:p text:style-name="P83">5.87</text:p>
          </table:table-cell>
          <table:table-cell table:style-name="Table5.B2" office:value-type="float" office:value="0.164028086">
            <text:p text:style-name="P83">0.16</text:p>
          </table:table-cell>
        </table:table-row>
        <table:table-row>
          <table:table-cell table:style-name="Table5.A12" office:value-type="string">
            <text:p text:style-name="P83">Average</text:p>
          </table:table-cell>
          <table:table-cell table:style-name="Table5.B12" office:value-type="float" office:value="10.8279707518">
            <text:p text:style-name="P83">10.83</text:p>
          </table:table-cell>
          <table:table-cell table:style-name="Table5.B12" office:value-type="float" office:value="0.1282001354">
            <text:p text:style-name="P83">0.13</text:p>
          </table:table-cell>
        </table:table-row>
      </table:table>
      <text:p text:style-name="P12"/>
      <text:list xml:id="list110101718933885" text:continue-numbering="true" text:style-name="WWNum5">
        <text:list-item>
          <text:p text:style-name="P58">Write a short analysis of the results</text:p>
        </text:list-item>
      </text:list>
      <text:list xml:id="list110101964281667" text:continue-list="list110102066246911" text:style-name="WWNum3">
        <text:list-item>
          <text:list>
            <text:list-item>
              <text:h text:style-name="P51" text:outline-level="2"><text:bookmark-start text:name="_Toc20306362"/>Image blur using multi dimension Gaussian matrices<text:bookmark-end text:name="_Toc20306362"/></text:h>
            </text:list-item>
          </text:list>
        </text:list-item>
      </text:list>
      <text:list xml:id="list110103085679286" text:continue-list="list110101718933885" text:style-name="WWNum5">
        <text:list-item>
          <text:p text:style-name="P58">Include your code using a text file in the submitted zipped file under name Task3.2</text:p>
        </text:list-item>
        <text:list-item>
          <text:p text:style-name="P58">Insert a table that shows running times for the original and CUDA versions.</text:p>
        </text:list-item>
        <text:list-item>
          <text:p text:style-name="P58">Write a short analysis of the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7398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12</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36</meta:editing-cycles>
    <meta:print-date>2018-10-18T17:32:00</meta:print-date>
    <meta:creation-date>2018-10-18T16:42:00</meta:creation-date>
    <dc:date>2020-12-26T11:01:00.775426044</dc:date>
    <meta:editing-duration>P1DT5H8M14S</meta:editing-duration>
    <meta:generator>LibreOffice/6.4.4.2$Linux_X86_64 LibreOffice_project/40$Build-2</meta:generator>
    <meta:document-statistic meta:table-count="6" meta:image-count="0" meta:object-count="1" meta:page-count="12" meta:paragraph-count="382" meta:word-count="2037" meta:character-count="11462" meta:non-whitespace-character-count="9758"/>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997cm" svg:height="9.572cm" xlink:href="." xlink:type="simple" chart:class="chart:scatter" chart:style-name="ch1">
        <chart:title svg:x="5.793cm" svg:y="0.314cm" chart:style-name="ch2">
          <text:p>Scatter Chart</text:p>
        </chart:title>
        <chart:legend chart:legend-position="end" svg:x="10.51cm" svg:y="4.487cm" style:legend-expansion="high" chart:style-name="ch3"/>
        <chart:plot-area chart:style-name="ch4" chart:data-source-has-labels="both" svg:x="1.29cm" svg:y="1.297cm" svg:width="8.941cm" svg:height="7.103cm">
          <chartooo:coordinate-region svg:x="1.726cm" svg:y="1.496cm" svg:width="8.133cm" svg:height="6.257cm"/>
          <chart:axis chart:dimension="x" chart:name="primary-x" chart:style-name="ch5" chartooo:axis-type="auto">
            <chart:title svg:x="4.3cm" svg:y="8.591cm" chart:style-name="ch6">
              <text:p>Average Time (sec)</text:p>
            </chart:title>
            <chart:categories table:cell-range-address="local-table.$A$2:.$A$11"/>
          </chart:axis>
          <chart:axis chart:dimension="y" chart:name="primary-y" chart:style-name="ch5">
            <chart:title svg:x="0.451cm" svg:y="5.964cm" chart:style-name="ch7">
              <text:p>No. of Thread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verage Time</text:p>
              </table:table-cell>
            </table:table-row>
          </table:table-header-rows>
          <table:table-rows>
            <table:table-row>
              <table:table-cell office:value-type="string">
                <text:p>1</text:p>
              </table:table-cell>
              <table:table-cell office:value-type="float" office:value="2">
                <text:p>2</text:p>
              </table:table-cell>
              <table:table-cell office:value-type="float" office:value="9.741">
                <text:p>9.741</text:p>
              </table:table-cell>
            </table:table-row>
            <table:table-row>
              <table:table-cell office:value-type="string">
                <text:p>2</text:p>
              </table:table-cell>
              <table:table-cell office:value-type="float" office:value="4">
                <text:p>4</text:p>
              </table:table-cell>
              <table:table-cell office:value-type="float" office:value="6.379">
                <text:p>6.379</text:p>
              </table:table-cell>
            </table:table-row>
            <table:table-row>
              <table:table-cell office:value-type="string">
                <text:p>3</text:p>
              </table:table-cell>
              <table:table-cell office:value-type="float" office:value="6">
                <text:p>6</text:p>
              </table:table-cell>
              <table:table-cell office:value-type="float" office:value="6.241">
                <text:p>6.241</text:p>
              </table:table-cell>
            </table:table-row>
            <table:table-row>
              <table:table-cell office:value-type="string">
                <text:p>4</text:p>
              </table:table-cell>
              <table:table-cell office:value-type="float" office:value="8">
                <text:p>8</text:p>
              </table:table-cell>
              <table:table-cell office:value-type="float" office:value="5.782">
                <text:p>5.782</text:p>
              </table:table-cell>
            </table:table-row>
            <table:table-row>
              <table:table-cell office:value-type="string">
                <text:p>5</text:p>
              </table:table-cell>
              <table:table-cell office:value-type="float" office:value="10">
                <text:p>10</text:p>
              </table:table-cell>
              <table:table-cell office:value-type="float" office:value="4.903">
                <text:p>4.903</text:p>
              </table:table-cell>
            </table:table-row>
            <table:table-row>
              <table:table-cell office:value-type="string">
                <text:p>6</text:p>
              </table:table-cell>
              <table:table-cell office:value-type="float" office:value="12">
                <text:p>12</text:p>
              </table:table-cell>
              <table:table-cell office:value-type="float" office:value="6.265">
                <text:p>6.265</text:p>
              </table:table-cell>
            </table:table-row>
            <table:table-row>
              <table:table-cell office:value-type="string">
                <text:p>7</text:p>
              </table:table-cell>
              <table:table-cell office:value-type="float" office:value="14">
                <text:p>14</text:p>
              </table:table-cell>
              <table:table-cell office:value-type="float" office:value="5.735">
                <text:p>5.735</text:p>
              </table:table-cell>
            </table:table-row>
            <table:table-row>
              <table:table-cell office:value-type="string">
                <text:p>8</text:p>
              </table:table-cell>
              <table:table-cell office:value-type="float" office:value="16">
                <text:p>16</text:p>
              </table:table-cell>
              <table:table-cell office:value-type="float" office:value="5.908">
                <text:p>5.908</text:p>
              </table:table-cell>
            </table:table-row>
            <table:table-row>
              <table:table-cell office:value-type="string">
                <text:p>9</text:p>
              </table:table-cell>
              <table:table-cell office:value-type="float" office:value="18">
                <text:p>18</text:p>
              </table:table-cell>
              <table:table-cell office:value-type="float" office:value="5.904">
                <text:p>5.904</text:p>
              </table:table-cell>
            </table:table-row>
            <table:table-row>
              <table:table-cell office:value-type="string">
                <text:p>10</text:p>
              </table:table-cell>
              <table:table-cell office:value-type="float" office:value="20">
                <text:p>20</text:p>
              </table:table-cell>
              <table:table-cell office:value-type="float" office:value="5.895">
                <text:p>5.89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